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ct" table:style-name="ta1">
        <office:forms form:automatic-focus="false" form:apply-design-mode="false"/>
        <table:shapes>
          <draw:frame draw:z-index="0" draw:style-name="gr1" draw:text-style-name="P1" svg:width="453.51pt" svg:height="255.09pt" svg:x="2.83pt" svg:y="156.44pt">
            <loext:p draw:notify-on-update-of-ranges="React.A1:React.A1 React.B1:React.Q1 React.A2:React.A2 React.B2:React.Q2 React.A3:React.A3 React.B3:React.Q3 React.A12:React.A12 React.B12:React.Q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Wirtualne maszyny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2.097" calcext:value-type="float">
            <text:p>22.09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6.2832" calcext:value-type="float">
            <text:p>6.2832</text:p>
          </table:table-cell>
          <table:table-cell office:value-type="float" office:value="13.5669" calcext:value-type="float">
            <text:p>13.5669</text:p>
          </table:table-cell>
          <table:table-cell office:value-type="float" office:value="10.5009" calcext:value-type="float">
            <text:p>10.5009</text:p>
          </table:table-cell>
          <table:table-cell office:value-type="float" office:value="9.8623" calcext:value-type="float">
            <text:p>9.8623</text:p>
          </table:table-cell>
          <table:table-cell office:value-type="float" office:value="8.7033" calcext:value-type="float">
            <text:p>8.7033</text:p>
          </table:table-cell>
          <table:table-cell office:value-type="float" office:value="7.8844" calcext:value-type="float">
            <text:p>7.8844</text:p>
          </table:table-cell>
          <table:table-cell office:value-type="float" office:value="6.4566" calcext:value-type="float">
            <text:p>6.4566</text:p>
          </table:table-cell>
          <table:table-cell office:value-type="float" office:value="6.6217" calcext:value-type="float">
            <text:p>6.6217</text:p>
          </table:table-cell>
          <table:table-cell office:value-type="float" office:value="5.7962" calcext:value-type="float">
            <text:p>5.7962</text:p>
          </table:table-cell>
          <table:table-cell office:value-type="float" office:value="4.6042" calcext:value-type="float">
            <text:p>4.6042</text:p>
          </table:table-cell>
          <table:table-cell office:value-type="float" office:value="4.4336" calcext:value-type="float">
            <text:p>4.4336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7.8894" calcext:value-type="float">
            <text:p>37.8894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25.2395" calcext:value-type="float">
            <text:p>25.2395</text:p>
          </table:table-cell>
          <table:table-cell office:value-type="float" office:value="21.3654" calcext:value-type="float">
            <text:p>21.3654</text:p>
          </table:table-cell>
          <table:table-cell office:value-type="float" office:value="18.5916" calcext:value-type="float">
            <text:p>18.5916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14.9217" calcext:value-type="float">
            <text:p>14.9217</text:p>
          </table:table-cell>
          <table:table-cell office:value-type="float" office:value="13.4915" calcext:value-type="float">
            <text:p>13.4915</text:p>
          </table:table-cell>
          <table:table-cell office:value-type="float" office:value="12.3384" calcext:value-type="float">
            <text:p>12.3384</text:p>
          </table:table-cell>
          <table:table-cell office:value-type="float" office:value="11.5802" calcext:value-type="float">
            <text:p>11.5802</text:p>
          </table:table-cell>
          <table:table-cell office:value-type="float" office:value="10.4157" calcext:value-type="float">
            <text:p>10.4157</text:p>
          </table:table-cell>
          <table:table-cell office:value-type="float" office:value="9.7899" calcext:value-type="float">
            <text:p>9.7899</text:p>
          </table:table-cell>
          <table:table-cell office:value-type="float" office:value="9.328" calcext:value-type="float">
            <text:p>9.328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8.3966" calcext:value-type="float">
            <text:p>38.3966</text:p>
          </table:table-cell>
          <table:table-cell office:value-type="float" office:value="32.281" calcext:value-type="float">
            <text:p>32.281</text:p>
          </table:table-cell>
          <table:table-cell office:value-type="float" office:value="25.5853" calcext:value-type="float">
            <text:p>25.5853</text:p>
          </table:table-cell>
          <table:table-cell office:value-type="float" office:value="21.6755" calcext:value-type="float">
            <text:p>21.6755</text:p>
          </table:table-cell>
          <table:table-cell office:value-type="float" office:value="18.8313" calcext:value-type="float">
            <text:p>18.8313</text:p>
          </table:table-cell>
          <table:table-cell office:value-type="float" office:value="16.733" calcext:value-type="float">
            <text:p>16.733</text:p>
          </table:table-cell>
          <table:table-cell office:value-type="float" office:value="15.119" calcext:value-type="float">
            <text:p>15.119</text:p>
          </table:table-cell>
          <table:table-cell office:value-type="float" office:value="13.6478" calcext:value-type="float">
            <text:p>13.6478</text:p>
          </table:table-cell>
          <table:table-cell office:value-type="float" office:value="12.4881" calcext:value-type="float">
            <text:p>12.4881</text:p>
          </table:table-cell>
          <table:table-cell office:value-type="float" office:value="11.6892" calcext:value-type="float">
            <text:p>11.6892</text:p>
          </table:table-cell>
          <table:table-cell office:value-type="float" office:value="10.5958" calcext:value-type="float">
            <text:p>10.5958</text:p>
          </table:table-cell>
          <table:table-cell office:value-type="float" office:value="9.9584" calcext:value-type="float">
            <text:p>9.9584</text:p>
          </table:table-cell>
          <table:table-cell office:value-type="float" office:value="9.4335" calcext:value-type="float">
            <text:p>9.4335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9.5601" calcext:value-type="float">
            <text:p>39.5601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26.2784" calcext:value-type="float">
            <text:p>26.2784</text:p>
          </table:table-cell>
          <table:table-cell office:value-type="float" office:value="22.2311" calcext:value-type="float">
            <text:p>22.2311</text:p>
          </table:table-cell>
          <table:table-cell office:value-type="float" office:value="19.2045" calcext:value-type="float">
            <text:p>19.2045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15.5039" calcext:value-type="float">
            <text:p>15.5039</text:p>
          </table:table-cell>
          <table:table-cell office:value-type="float" office:value="13.9324" calcext:value-type="float">
            <text:p>13.9324</text:p>
          </table:table-cell>
          <table:table-cell office:value-type="float" office:value="12.9321" calcext:value-type="float">
            <text:p>12.9321</text:p>
          </table:table-cell>
          <table:table-cell office:value-type="float" office:value="12.009" calcext:value-type="float">
            <text:p>12.009</text:p>
          </table:table-cell>
          <table:table-cell office:value-type="float" office:value="10.894" calcext:value-type="float">
            <text:p>10.894</text:p>
          </table:table-cell>
          <table:table-cell office:value-type="float" office:value="10.2011" calcext:value-type="float">
            <text:p>10.2011</text:p>
          </table:table-cell>
          <table:table-cell office:value-type="float" office:value="9.6507" calcext:value-type="float">
            <text:p>9.6507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9.9616" calcext:value-type="float">
            <text:p>39.9616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26.6951" calcext:value-type="float">
            <text:p>26.6951</text:p>
          </table:table-cell>
          <table:table-cell office:value-type="float" office:value="22.5347" calcext:value-type="float">
            <text:p>22.5347</text:p>
          </table:table-cell>
          <table:table-cell office:value-type="float" office:value="19.7176" calcext:value-type="float">
            <text:p>19.7176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15.757" calcext:value-type="float">
            <text:p>15.757</text:p>
          </table:table-cell>
          <table:table-cell office:value-type="float" office:value="14.1279" calcext:value-type="float">
            <text:p>14.1279</text:p>
          </table:table-cell>
          <table:table-cell office:value-type="float" office:value="13.2333" calcext:value-type="float">
            <text:p>13.2333</text:p>
          </table:table-cell>
          <table:table-cell office:value-type="float" office:value="12.4103" calcext:value-type="float">
            <text:p>12.4103</text:p>
          </table:table-cell>
          <table:table-cell office:value-type="float" office:value="11.1509" calcext:value-type="float">
            <text:p>11.1509</text:p>
          </table:table-cell>
          <table:table-cell office:value-type="float" office:value="10.386" calcext:value-type="float">
            <text:p>10.386</text:p>
          </table:table-cell>
          <table:table-cell office:value-type="float" office:value="9.8269" calcext:value-type="float">
            <text:p>9.8269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40.1574" calcext:value-type="float">
            <text:p>40.1574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26.9288" calcext:value-type="float">
            <text:p>26.9288</text:p>
          </table:table-cell>
          <table:table-cell office:value-type="float" office:value="22.7149" calcext:value-type="float">
            <text:p>22.7149</text:p>
          </table:table-cell>
          <table:table-cell office:value-type="float" office:value="19.9744" calcext:value-type="float">
            <text:p>19.9744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15.8738" calcext:value-type="float">
            <text:p>15.8738</text:p>
          </table:table-cell>
          <table:table-cell office:value-type="float" office:value="14.2841" calcext:value-type="float">
            <text:p>14.2841</text:p>
          </table:table-cell>
          <table:table-cell office:value-type="float" office:value="13.3586" calcext:value-type="float">
            <text:p>13.3586</text:p>
          </table:table-cell>
          <table:table-cell office:value-type="float" office:value="12.54" calcext:value-type="float">
            <text:p>12.54</text:p>
          </table:table-cell>
          <table:table-cell office:value-type="float" office:value="11.3063" calcext:value-type="float">
            <text:p>11.3063</text:p>
          </table:table-cell>
          <table:table-cell office:value-type="float" office:value="10.5558" calcext:value-type="float">
            <text:p>10.5558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27.3913" calcext:value-type="float">
            <text:p>27.3913</text:p>
          </table:table-cell>
          <table:table-cell office:value-type="float" office:value="23.153" calcext:value-type="float">
            <text:p>23.153</text:p>
          </table:table-cell>
          <table:table-cell office:value-type="float" office:value="20.2725" calcext:value-type="float">
            <text:p>20.2725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16.1296" calcext:value-type="float">
            <text:p>16.1296</text:p>
          </table:table-cell>
          <table:table-cell office:value-type="float" office:value="14.7325" calcext:value-type="float">
            <text:p>14.7325</text:p>
          </table:table-cell>
          <table:table-cell office:value-type="float" office:value="13.6322" calcext:value-type="float">
            <text:p>13.6322</text:p>
          </table:table-cell>
          <table:table-cell office:value-type="float" office:value="12.7241" calcext:value-type="float">
            <text:p>12.7241</text:p>
          </table:table-cell>
          <table:table-cell office:value-type="float" office:value="11.5678" calcext:value-type="float">
            <text:p>11.5678</text:p>
          </table:table-cell>
          <table:table-cell office:value-type="float" office:value="10.822" calcext:value-type="float">
            <text:p>10.822</text:p>
          </table:table-cell>
          <table:table-cell office:value-type="float" office:value="10.2408" calcext:value-type="float">
            <text:p>10.2408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40.9635" calcext:value-type="float">
            <text:p>40.9635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27.6786" calcext:value-type="float">
            <text:p>27.6786</text:p>
          </table:table-cell>
          <table:table-cell office:value-type="float" office:value="23.428" calcext:value-type="float">
            <text:p>23.428</text:p>
          </table:table-cell>
          <table:table-cell office:value-type="float" office:value="20.4015" calcext:value-type="float">
            <text:p>20.4015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16.2933" calcext:value-type="float">
            <text:p>16.2933</text:p>
          </table:table-cell>
          <table:table-cell office:value-type="float" office:value="14.9269" calcext:value-type="float">
            <text:p>14.9269</text:p>
          </table:table-cell>
          <table:table-cell office:value-type="float" office:value="13.8001" calcext:value-type="float">
            <text:p>13.8001</text:p>
          </table:table-cell>
          <table:table-cell office:value-type="float" office:value="12.836" calcext:value-type="float">
            <text:p>12.836</text:p>
          </table:table-cell>
          <table:table-cell office:value-type="float" office:value="11.7268" calcext:value-type="float">
            <text:p>11.7268</text:p>
          </table:table-cell>
          <table:table-cell office:value-type="float" office:value="10.957" calcext:value-type="float">
            <text:p>10.957</text:p>
          </table:table-cell>
          <table:table-cell office:value-type="float" office:value="10.3772" calcext:value-type="float">
            <text:p>10.3772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41.3462" calcext:value-type="float">
            <text:p>41.3462</text:p>
          </table:table-cell>
          <table:table-cell office:value-type="float" office:value="34.75" calcext:value-type="float">
            <text:p>34.75</text:p>
          </table:table-cell>
          <table:table-cell office:value-type="float" office:value="27.9322" calcext:value-type="float">
            <text:p>27.9322</text:p>
          </table:table-cell>
          <table:table-cell office:value-type="float" office:value="23.6423" calcext:value-type="float">
            <text:p>23.6423</text:p>
          </table:table-cell>
          <table:table-cell office:value-type="float" office:value="20.5276" calcext:value-type="float">
            <text:p>20.5276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16.433" calcext:value-type="float">
            <text:p>16.433</text:p>
          </table:table-cell>
          <table:table-cell office:value-type="float" office:value="15.1014" calcext:value-type="float">
            <text:p>15.1014</text:p>
          </table:table-cell>
          <table:table-cell office:value-type="float" office:value="13.9639" calcext:value-type="float">
            <text:p>13.9639</text:p>
          </table:table-cell>
          <table:table-cell office:value-type="float" office:value="12.9401" calcext:value-type="float">
            <text:p>12.940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0882" calcext:value-type="float">
            <text:p>11.0882</text:p>
          </table:table-cell>
          <table:table-cell office:value-type="float" office:value="10.5007" calcext:value-type="float">
            <text:p>10.5007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41.6337" calcext:value-type="float">
            <text:p>41.6337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28.0844" calcext:value-type="float">
            <text:p>28.0844</text:p>
          </table:table-cell>
          <table:table-cell office:value-type="float" office:value="23.7287" calcext:value-type="float">
            <text:p>23.7287</text:p>
          </table:table-cell>
          <table:table-cell office:value-type="float" office:value="20.6271" calcext:value-type="float">
            <text:p>20.6271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16.5033" calcext:value-type="float">
            <text:p>16.5033</text:p>
          </table:table-cell>
          <table:table-cell office:value-type="float" office:value="15.1858" calcext:value-type="float">
            <text:p>15.1858</text:p>
          </table:table-cell>
          <table:table-cell office:value-type="float" office:value="14.0479" calcext:value-type="float">
            <text:p>14.0479</text:p>
          </table:table-cell>
          <table:table-cell office:value-type="float" office:value="13.0195" calcext:value-type="float">
            <text:p>13.0195</text:p>
          </table:table-cell>
          <table:table-cell office:value-type="float" office:value="11.9262" calcext:value-type="float">
            <text:p>11.9262</text:p>
          </table:table-cell>
          <table:table-cell office:value-type="float" office:value="11.154" calcext:value-type="float">
            <text:p>11.154</text:p>
          </table:table-cell>
          <table:table-cell office:value-type="float" office:value="10.5432" calcext:value-type="float">
            <text:p>10.5432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84.1538" calcext:value-type="float">
            <text:p>84.1538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47.4338" calcext:value-type="float">
            <text:p>47.4338</text:p>
          </table:table-cell>
          <table:table-cell office:value-type="float" office:value="30.1368" calcext:value-type="float">
            <text:p>30.1368</text:p>
          </table:table-cell>
          <table:table-cell office:value-type="float" office:value="20.9503" calcext:value-type="float">
            <text:p>20.9503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7.4883" calcext:value-type="float">
            <text:p>17.4883</text:p>
          </table:table-cell>
          <table:table-cell office:value-type="float" office:value="96.3948" calcext:value-type="float">
            <text:p>96.3948</text:p>
          </table:table-cell>
          <table:table-cell office:value-type="float" office:value="14.4563" calcext:value-type="float">
            <text:p>14.4563</text:p>
          </table:table-cell>
          <table:table-cell office:value-type="float" office:value="154.7988" calcext:value-type="float">
            <text:p>154.7988</text:p>
          </table:table-cell>
          <table:table-cell office:value-type="float" office:value="12.0764" calcext:value-type="float">
            <text:p>12.0764</text:p>
          </table:table-cell>
          <table:table-cell office:value-type="float" office:value="11.3294" calcext:value-type="float">
            <text:p>11.3294</text:p>
          </table:table-cell>
          <table:table-cell office:value-type="float" office:value="123.9311" calcext:value-type="float">
            <text:p>123.9311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8767" calcext:value-type="float">
            <text:p>2.8767</text:p>
          </table:table-cell>
          <table:table-cell office:value-type="float" office:value="2.2104" calcext:value-type="float">
            <text:p>2.2104</text:p>
          </table:table-cell>
          <table:table-cell office:value-type="float" office:value="2.1052" calcext:value-type="float">
            <text:p>2.1052</text:p>
          </table:table-cell>
          <table:table-cell office:value-type="float" office:value="1.6748" calcext:value-type="float">
            <text:p>1.6748</text:p>
          </table:table-cell>
          <table:table-cell office:value-type="float" office:value="1.5102" calcext:value-type="float">
            <text:p>1.5102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1727" calcext:value-type="float">
            <text:p>1.1727</text:p>
          </table:table-cell>
          <table:table-cell office:value-type="float" office:value="1.7728" calcext:value-type="float">
            <text:p>1.7728</text:p>
          </table:table-cell>
          <table:table-cell office:value-type="float" office:value="1.1697" calcext:value-type="float">
            <text:p>1.1697</text:p>
          </table:table-cell>
          <table:table-cell office:value-type="float" office:value="2.7269" calcext:value-type="float">
            <text:p>2.7269</text:p>
          </table:table-cell>
          <table:table-cell office:value-type="float" office:value="1.0176" calcext:value-type="float">
            <text:p>1.0176</text:p>
          </table:table-cell>
          <table:table-cell office:value-type="float" office:value="0.9256" calcext:value-type="float">
            <text:p>0.9256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7893" calcext:value-type="float">
            <text:p>0.7893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228.8858" calcext:value-type="float">
            <text:p>228.8858</text:p>
          </table:table-cell>
          <table:table-cell office:value-type="float" office:value="28.0586" calcext:value-type="float">
            <text:p>28.0586</text:p>
          </table:table-cell>
          <table:table-cell office:value-type="float" office:value="8.2754" calcext:value-type="float">
            <text:p>8.2754</text:p>
          </table:table-cell>
          <table:table-cell office:value-type="float" office:value="4.8858" calcext:value-type="float">
            <text:p>4.8858</text:p>
          </table:table-cell>
          <table:table-cell office:value-type="float" office:value="4.4319" calcext:value-type="float">
            <text:p>4.4319</text:p>
          </table:table-cell>
          <table:table-cell office:value-type="float" office:value="2.8049" calcext:value-type="float">
            <text:p>2.8049</text:p>
          </table:table-cell>
          <table:table-cell office:value-type="float" office:value="2.2807" calcext:value-type="float">
            <text:p>2.2807</text:p>
          </table:table-cell>
          <table:table-cell office:value-type="float" office:value="1.4117" calcext:value-type="float">
            <text:p>1.4117</text:p>
          </table:table-cell>
          <table:table-cell office:value-type="float" office:value="1.3753" calcext:value-type="float">
            <text:p>1.3753</text:p>
          </table:table-cell>
          <table:table-cell office:value-type="float" office:value="3.1429" calcext:value-type="float">
            <text:p>3.1429</text:p>
          </table:table-cell>
          <table:table-cell office:value-type="float" office:value="1.3682" calcext:value-type="float">
            <text:p>1.3682</text:p>
          </table:table-cell>
          <table:table-cell office:value-type="float" office:value="7.4357" calcext:value-type="float">
            <text:p>7.4357</text:p>
          </table:table-cell>
          <table:table-cell office:value-type="float" office:value="1.0354" calcext:value-type="float">
            <text:p>1.0354</text:p>
          </table:table-cell>
          <table:table-cell office:value-type="float" office:value="0.8568" calcext:value-type="float">
            <text:p>0.8568</text:p>
          </table:table-cell>
          <table:table-cell office:value-type="float" office:value="4.9838" calcext:value-type="float">
            <text:p>4.9838</text:p>
          </table:table-cell>
          <table:table-cell office:value-type="float" office:value="0.623" calcext:value-type="float">
            <text:p>0.623</text:p>
          </table:table-cell>
        </table:table-row>
      </table:table>
      <table:table table:name="Vue.js" table:style-name="ta1">
        <office:forms form:automatic-focus="false" form:apply-design-mode="false"/>
        <table:shapes>
          <draw:frame draw:z-index="0" draw:style-name="gr1" draw:text-style-name="P1" svg:width="453.51pt" svg:height="255.09pt" svg:x="2.83pt" svg:y="156.44pt">
            <loext:p draw:notify-on-update-of-ranges="'Vue.js'.A1:'Vue.js'.A1 'Vue.js'.B1:'Vue.js'.Q1 'Vue.js'.A2:'Vue.js'.A2 'Vue.js'.B2:'Vue.js'.Q2 'Vue.js'.A3:'Vue.js'.A3 'Vue.js'.B3:'Vue.js'.Q3 'Vue.js'.A12:'Vue.js'.A12 'Vue.js'.B12:'Vue.js'.Q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Wirtualne maszyny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26.7766" calcext:value-type="float">
            <text:p>26.7766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21.5829" calcext:value-type="float">
            <text:p>21.5829</text:p>
          </table:table-cell>
          <table:table-cell office:value-type="float" office:value="2.4832" calcext:value-type="float">
            <text:p>2.4832</text:p>
          </table:table-cell>
          <table:table-cell office:value-type="float" office:value="17.196" calcext:value-type="float">
            <text:p>17.196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12.4321" calcext:value-type="float">
            <text:p>12.4321</text:p>
          </table:table-cell>
          <table:table-cell office:value-type="float" office:value="11.0894" calcext:value-type="float">
            <text:p>11.0894</text:p>
          </table:table-cell>
          <table:table-cell office:value-type="float" office:value="11.0553" calcext:value-type="float">
            <text:p>11.0553</text:p>
          </table:table-cell>
          <table:table-cell office:value-type="float" office:value="9.3312" calcext:value-type="float">
            <text:p>9.3312</text:p>
          </table:table-cell>
          <table:table-cell office:value-type="float" office:value="9.1819" calcext:value-type="float">
            <text:p>9.1819</text:p>
          </table:table-cell>
          <table:table-cell office:value-type="float" office:value="9.6745" calcext:value-type="float">
            <text:p>9.6745</text:p>
          </table:table-cell>
          <table:table-cell office:value-type="float" office:value="8.7072" calcext:value-type="float">
            <text:p>8.7072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59.5959" calcext:value-type="float">
            <text:p>59.5959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39.7192" calcext:value-type="float">
            <text:p>39.7192</text:p>
          </table:table-cell>
          <table:table-cell office:value-type="float" office:value="34.9015" calcext:value-type="float">
            <text:p>34.9015</text:p>
          </table:table-cell>
          <table:table-cell office:value-type="float" office:value="30.8042" calcext:value-type="float">
            <text:p>30.8042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24.6659" calcext:value-type="float">
            <text:p>24.6659</text:p>
          </table:table-cell>
          <table:table-cell office:value-type="float" office:value="23.6055" calcext:value-type="float">
            <text:p>23.6055</text:p>
          </table:table-cell>
          <table:table-cell office:value-type="float" office:value="21.2693" calcext:value-type="float">
            <text:p>21.2693</text:p>
          </table:table-cell>
          <table:table-cell office:value-type="float" office:value="20.5708" calcext:value-type="float">
            <text:p>20.5708</text:p>
          </table:table-cell>
          <table:table-cell office:value-type="float" office:value="18.9126" calcext:value-type="float">
            <text:p>18.9126</text:p>
          </table:table-cell>
          <table:table-cell office:value-type="float" office:value="17.4626" calcext:value-type="float">
            <text:p>17.4626</text:p>
          </table:table-cell>
          <table:table-cell office:value-type="float" office:value="16.8787" calcext:value-type="float">
            <text:p>16.8787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60.2011" calcext:value-type="float">
            <text:p>60.2011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39.992" calcext:value-type="float">
            <text:p>39.992</text:p>
          </table:table-cell>
          <table:table-cell office:value-type="float" office:value="35.5442" calcext:value-type="float">
            <text:p>35.5442</text:p>
          </table:table-cell>
          <table:table-cell office:value-type="float" office:value="31.4653" calcext:value-type="float">
            <text:p>31.4653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25.1953" calcext:value-type="float">
            <text:p>25.1953</text:p>
          </table:table-cell>
          <table:table-cell office:value-type="float" office:value="24.3191" calcext:value-type="float">
            <text:p>24.3191</text:p>
          </table:table-cell>
          <table:table-cell office:value-type="float" office:value="21.6062" calcext:value-type="float">
            <text:p>21.6062</text:p>
          </table:table-cell>
          <table:table-cell office:value-type="float" office:value="21.164" calcext:value-type="float">
            <text:p>21.164</text:p>
          </table:table-cell>
          <table:table-cell office:value-type="float" office:value="19.1655" calcext:value-type="float">
            <text:p>19.1655</text:p>
          </table:table-cell>
          <table:table-cell office:value-type="float" office:value="17.7437" calcext:value-type="float">
            <text:p>17.7437</text:p>
          </table:table-cell>
          <table:table-cell office:value-type="float" office:value="17.4028" calcext:value-type="float">
            <text:p>17.4028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60.9236" calcext:value-type="float">
            <text:p>60.9236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41.4938" calcext:value-type="float">
            <text:p>41.4938</text:p>
          </table:table-cell>
          <table:table-cell office:value-type="float" office:value="36.4193" calcext:value-type="float">
            <text:p>36.4193</text:p>
          </table:table-cell>
          <table:table-cell office:value-type="float" office:value="32.2103" calcext:value-type="float">
            <text:p>32.2103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26.0071" calcext:value-type="float">
            <text:p>26.0071</text:p>
          </table:table-cell>
          <table:table-cell office:value-type="float" office:value="24.8954" calcext:value-type="float">
            <text:p>24.8954</text:p>
          </table:table-cell>
          <table:table-cell office:value-type="float" office:value="22.243" calcext:value-type="float">
            <text:p>22.243</text:p>
          </table:table-cell>
          <table:table-cell office:value-type="float" office:value="21.6591" calcext:value-type="float">
            <text:p>21.6591</text:p>
          </table:table-cell>
          <table:table-cell office:value-type="float" office:value="19.7593" calcext:value-type="float">
            <text:p>19.7593</text:p>
          </table:table-cell>
          <table:table-cell office:value-type="float" office:value="18.2979" calcext:value-type="float">
            <text:p>18.2979</text:p>
          </table:table-cell>
          <table:table-cell office:value-type="float" office:value="17.8862" calcext:value-type="float">
            <text:p>17.8862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61.4553" calcext:value-type="float">
            <text:p>61.4553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42.3711" calcext:value-type="float">
            <text:p>42.3711</text:p>
          </table:table-cell>
          <table:table-cell office:value-type="float" office:value="36.9645" calcext:value-type="float">
            <text:p>36.9645</text:p>
          </table:table-cell>
          <table:table-cell office:value-type="float" office:value="32.6755" calcext:value-type="float">
            <text:p>32.6755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26.4781" calcext:value-type="float">
            <text:p>26.4781</text:p>
          </table:table-cell>
          <table:table-cell office:value-type="float" office:value="25.1769" calcext:value-type="float">
            <text:p>25.1769</text:p>
          </table:table-cell>
          <table:table-cell office:value-type="float" office:value="22.7754" calcext:value-type="float">
            <text:p>22.7754</text:p>
          </table:table-cell>
          <table:table-cell office:value-type="float" office:value="21.9568" calcext:value-type="float">
            <text:p>21.9568</text:p>
          </table:table-cell>
          <table:table-cell office:value-type="float" office:value="20.2992" calcext:value-type="float">
            <text:p>20.2992</text:p>
          </table:table-cell>
          <table:table-cell office:value-type="float" office:value="18.7273" calcext:value-type="float">
            <text:p>18.7273</text:p>
          </table:table-cell>
          <table:table-cell office:value-type="float" office:value="18.1528" calcext:value-type="float">
            <text:p>18.1528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62.0578" calcext:value-type="float">
            <text:p>62.0578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42.8798" calcext:value-type="float">
            <text:p>42.8798</text:p>
          </table:table-cell>
          <table:table-cell office:value-type="float" office:value="37.2717" calcext:value-type="float">
            <text:p>37.2717</text:p>
          </table:table-cell>
          <table:table-cell office:value-type="float" office:value="32.9587" calcext:value-type="float">
            <text:p>32.9587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26.7437" calcext:value-type="float">
            <text:p>26.7437</text:p>
          </table:table-cell>
          <table:table-cell office:value-type="float" office:value="25.3537" calcext:value-type="float">
            <text:p>25.3537</text:p>
          </table:table-cell>
          <table:table-cell office:value-type="float" office:value="23.091" calcext:value-type="float">
            <text:p>23.091</text:p>
          </table:table-cell>
          <table:table-cell office:value-type="float" office:value="22.1641" calcext:value-type="float">
            <text:p>22.1641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18.9822" calcext:value-type="float">
            <text:p>18.9822</text:p>
          </table:table-cell>
          <table:table-cell office:value-type="float" office:value="18.2705" calcext:value-type="float">
            <text:p>18.2705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63.4437" calcext:value-type="float">
            <text:p>63.4437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43.902" calcext:value-type="float">
            <text:p>43.902</text:p>
          </table:table-cell>
          <table:table-cell office:value-type="float" office:value="38.0416" calcext:value-type="float">
            <text:p>38.0416</text:p>
          </table:table-cell>
          <table:table-cell office:value-type="float" office:value="33.6281" calcext:value-type="float">
            <text:p>33.6281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27.3748" calcext:value-type="float">
            <text:p>27.3748</text:p>
          </table:table-cell>
          <table:table-cell office:value-type="float" office:value="25.7539" calcext:value-type="float">
            <text:p>25.7539</text:p>
          </table:table-cell>
          <table:table-cell office:value-type="float" office:value="23.6513" calcext:value-type="float">
            <text:p>23.6513</text:p>
          </table:table-cell>
          <table:table-cell office:value-type="float" office:value="22.5175" calcext:value-type="float">
            <text:p>22.5175</text:p>
          </table:table-cell>
          <table:table-cell office:value-type="float" office:value="21.0146" calcext:value-type="float">
            <text:p>21.0146</text:p>
          </table:table-cell>
          <table:table-cell office:value-type="float" office:value="19.5221" calcext:value-type="float">
            <text:p>19.5221</text:p>
          </table:table-cell>
          <table:table-cell office:value-type="float" office:value="18.6836" calcext:value-type="float">
            <text:p>18.6836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64.4205" calcext:value-type="float">
            <text:p>64.4205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4.5851" calcext:value-type="float">
            <text:p>44.5851</text:p>
          </table:table-cell>
          <table:table-cell office:value-type="float" office:value="38.5015" calcext:value-type="float">
            <text:p>38.5015</text:p>
          </table:table-cell>
          <table:table-cell office:value-type="float" office:value="34.1425" calcext:value-type="float">
            <text:p>34.1425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27.7285" calcext:value-type="float">
            <text:p>27.7285</text:p>
          </table:table-cell>
          <table:table-cell office:value-type="float" office:value="26.0017" calcext:value-type="float">
            <text:p>26.0017</text:p>
          </table:table-cell>
          <table:table-cell office:value-type="float" office:value="23.9006" calcext:value-type="float">
            <text:p>23.9006</text:p>
          </table:table-cell>
          <table:table-cell office:value-type="float" office:value="22.735" calcext:value-type="float">
            <text:p>22.735</text:p>
          </table:table-cell>
          <table:table-cell office:value-type="float" office:value="21.2504" calcext:value-type="float">
            <text:p>21.2504</text:p>
          </table:table-cell>
          <table:table-cell office:value-type="float" office:value="19.7632" calcext:value-type="float">
            <text:p>19.7632</text:p>
          </table:table-cell>
          <table:table-cell office:value-type="float" office:value="18.9165" calcext:value-type="float">
            <text:p>18.9165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66.2076" calcext:value-type="float">
            <text:p>66.207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45.3844" calcext:value-type="float">
            <text:p>45.3844</text:p>
          </table:table-cell>
          <table:table-cell office:value-type="float" office:value="38.8697" calcext:value-type="float">
            <text:p>38.8697</text:p>
          </table:table-cell>
          <table:table-cell office:value-type="float" office:value="34.632" calcext:value-type="float">
            <text:p>34.632</text:p>
          </table:table-cell>
          <table:table-cell office:value-type="float" office:value="31.347" calcext:value-type="float">
            <text:p>31.347</text:p>
          </table:table-cell>
          <table:table-cell office:value-type="float" office:value="27.9877" calcext:value-type="float">
            <text:p>27.9877</text:p>
          </table:table-cell>
          <table:table-cell office:value-type="float" office:value="26.2323" calcext:value-type="float">
            <text:p>26.2323</text:p>
          </table:table-cell>
          <table:table-cell office:value-type="float" office:value="24.126" calcext:value-type="float">
            <text:p>24.126</text:p>
          </table:table-cell>
          <table:table-cell office:value-type="float" office:value="22.9163" calcext:value-type="float">
            <text:p>22.9163</text:p>
          </table:table-cell>
          <table:table-cell office:value-type="float" office:value="21.4749" calcext:value-type="float">
            <text:p>21.4749</text:p>
          </table:table-cell>
          <table:table-cell office:value-type="float" office:value="19.9577" calcext:value-type="float">
            <text:p>19.9577</text:p>
          </table:table-cell>
          <table:table-cell office:value-type="float" office:value="19.1197" calcext:value-type="float">
            <text:p>19.119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67.5493" calcext:value-type="float">
            <text:p>67.5493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45.861" calcext:value-type="float">
            <text:p>45.861</text:p>
          </table:table-cell>
          <table:table-cell office:value-type="float" office:value="39.119" calcext:value-type="float">
            <text:p>39.119</text:p>
          </table:table-cell>
          <table:table-cell office:value-type="float" office:value="34.9162" calcext:value-type="float">
            <text:p>34.9162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28.1539" calcext:value-type="float">
            <text:p>28.1539</text:p>
          </table:table-cell>
          <table:table-cell office:value-type="float" office:value="26.3532" calcext:value-type="float">
            <text:p>26.3532</text:p>
          </table:table-cell>
          <table:table-cell office:value-type="float" office:value="24.246" calcext:value-type="float">
            <text:p>24.246</text:p>
          </table:table-cell>
          <table:table-cell office:value-type="float" office:value="23.0012" calcext:value-type="float">
            <text:p>23.0012</text:p>
          </table:table-cell>
          <table:table-cell office:value-type="float" office:value="21.6043" calcext:value-type="float">
            <text:p>21.6043</text:p>
          </table:table-cell>
          <table:table-cell office:value-type="float" office:value="20.0329" calcext:value-type="float">
            <text:p>20.0329</text:p>
          </table:table-cell>
          <table:table-cell office:value-type="float" office:value="19.2315" calcext:value-type="float">
            <text:p>19.2315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77.688" calcext:value-type="float">
            <text:p>77.688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56.8893" calcext:value-type="float">
            <text:p>56.8893</text:p>
          </table:table-cell>
          <table:table-cell office:value-type="float" office:value="56.5259" calcext:value-type="float">
            <text:p>56.5259</text:p>
          </table:table-cell>
          <table:table-cell office:value-type="float" office:value="39.2866" calcext:value-type="float">
            <text:p>39.2866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36.6865" calcext:value-type="float">
            <text:p>36.6865</text:p>
          </table:table-cell>
          <table:table-cell office:value-type="float" office:value="28.9084" calcext:value-type="float">
            <text:p>28.9084</text:p>
          </table:table-cell>
          <table:table-cell office:value-type="float" office:value="26.5048" calcext:value-type="float">
            <text:p>26.5048</text:p>
          </table:table-cell>
          <table:table-cell office:value-type="float" office:value="28.8085" calcext:value-type="float">
            <text:p>28.8085</text:p>
          </table:table-cell>
          <table:table-cell office:value-type="float" office:value="27.5475" calcext:value-type="float">
            <text:p>27.5475</text:p>
          </table:table-cell>
          <table:table-cell office:value-type="float" office:value="21.9135" calcext:value-type="float">
            <text:p>21.9135</text:p>
          </table:table-cell>
          <table:table-cell office:value-type="float" office:value="22.2573" calcext:value-type="float">
            <text:p>22.2573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4.5495" calcext:value-type="float">
            <text:p>4.5495</text:p>
          </table:table-cell>
          <table:table-cell office:value-type="float" office:value="5.1628" calcext:value-type="float">
            <text:p>5.1628</text:p>
          </table:table-cell>
          <table:table-cell office:value-type="float" office:value="3.6607" calcext:value-type="float">
            <text:p>3.6607</text:p>
          </table:table-cell>
          <table:table-cell office:value-type="float" office:value="3.1499" calcext:value-type="float">
            <text:p>3.1499</text:p>
          </table:table-cell>
          <table:table-cell office:value-type="float" office:value="2.8411" calcext:value-type="float">
            <text:p>2.8411</text:p>
          </table:table-cell>
          <table:table-cell office:value-type="float" office:value="2.6786" calcext:value-type="float">
            <text:p>2.6786</text:p>
          </table:table-cell>
          <table:table-cell office:value-type="float" office:value="2.4695" calcext:value-type="float">
            <text:p>2.4695</text:p>
          </table:table-cell>
          <table:table-cell office:value-type="float" office:value="2.295" calcext:value-type="float">
            <text:p>2.295</text:p>
          </table:table-cell>
          <table:table-cell office:value-type="float" office:value="2.1045" calcext:value-type="float">
            <text:p>2.1045</text:p>
          </table:table-cell>
          <table:table-cell office:value-type="float" office:value="1.9651" calcext:value-type="float">
            <text:p>1.9651</text:p>
          </table:table-cell>
          <table:table-cell office:value-type="float" office:value="1.8464" calcext:value-type="float">
            <text:p>1.8464</text:p>
          </table:table-cell>
          <table:table-cell office:value-type="float" office:value="1.7407" calcext:value-type="float">
            <text:p>1.7407</text:p>
          </table:table-cell>
          <table:table-cell office:value-type="float" office:value="1.7701" calcext:value-type="float">
            <text:p>1.7701</text:p>
          </table:table-cell>
          <table:table-cell office:value-type="float" office:value="1.4711" calcext:value-type="float">
            <text:p>1.4711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47.9819" calcext:value-type="float">
            <text:p>47.9819</text:p>
          </table:table-cell>
          <table:table-cell office:value-type="float" office:value="26.9972" calcext:value-type="float">
            <text:p>26.9972</text:p>
          </table:table-cell>
          <table:table-cell office:value-type="float" office:value="20.6979" calcext:value-type="float">
            <text:p>20.6979</text:p>
          </table:table-cell>
          <table:table-cell office:value-type="float" office:value="26.6544" calcext:value-type="float">
            <text:p>26.6544</text:p>
          </table:table-cell>
          <table:table-cell office:value-type="float" office:value="13.4007" calcext:value-type="float">
            <text:p>13.4007</text:p>
          </table:table-cell>
          <table:table-cell office:value-type="float" office:value="9.9218" calcext:value-type="float">
            <text:p>9.9218</text:p>
          </table:table-cell>
          <table:table-cell office:value-type="float" office:value="8.0717" calcext:value-type="float">
            <text:p>8.0717</text:p>
          </table:table-cell>
          <table:table-cell office:value-type="float" office:value="7.1748" calcext:value-type="float">
            <text:p>7.1748</text:p>
          </table:table-cell>
          <table:table-cell office:value-type="float" office:value="6.0986" calcext:value-type="float">
            <text:p>6.0986</text:p>
          </table:table-cell>
          <table:table-cell office:value-type="float" office:value="5.2669" calcext:value-type="float">
            <text:p>5.2669</text:p>
          </table:table-cell>
          <table:table-cell office:value-type="float" office:value="4.4289" calcext:value-type="float">
            <text:p>4.4289</text:p>
          </table:table-cell>
          <table:table-cell office:value-type="float" office:value="3.8614" calcext:value-type="float">
            <text:p>3.8614</text:p>
          </table:table-cell>
          <table:table-cell office:value-type="float" office:value="3.409" calcext:value-type="float">
            <text:p>3.409</text:p>
          </table:table-cell>
          <table:table-cell office:value-type="float" office:value="3.0302" calcext:value-type="float">
            <text:p>3.0302</text:p>
          </table:table-cell>
          <table:table-cell office:value-type="float" office:value="3.1334" calcext:value-type="float">
            <text:p>3.1334</text:p>
          </table:table-cell>
          <table:table-cell office:value-type="float" office:value="2.1642" calcext:value-type="float">
            <text:p>2.1642</text:p>
          </table:table-cell>
        </table:table-row>
      </table:table>
      <table:table table:name="mithril.js" table:style-name="ta1">
        <office:forms form:automatic-focus="false" form:apply-design-mode="false"/>
        <table:shapes>
          <draw:frame draw:z-index="0" draw:style-name="gr1" draw:text-style-name="P1" svg:width="453.51pt" svg:height="255.09pt" svg:x="2.83pt" svg:y="156.44pt">
            <loext:p draw:notify-on-update-of-ranges="'mithril.js'.A1:'mithril.js'.A1 'mithril.js'.B1:'mithril.js'.Q1 'mithril.js'.A2:'mithril.js'.A2 'mithril.js'.B2:'mithril.js'.Q2 'mithril.js'.A3:'mithril.js'.A3 'mithril.js'.B3:'mithril.js'.Q3 'mithril.js'.A12:'mithril.js'.A12 'mithril.js'.B12:'mithril.js'.Q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Wirtualne maszyny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2.9458" calcext:value-type="float">
            <text:p>22.9458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24.0877" calcext:value-type="float">
            <text:p>24.0877</text:p>
          </table:table-cell>
          <table:table-cell office:value-type="float" office:value="15.6703" calcext:value-type="float">
            <text:p>15.6703</text:p>
          </table:table-cell>
          <table:table-cell office:value-type="float" office:value="16.9598" calcext:value-type="float">
            <text:p>16.9598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3.9249" calcext:value-type="float">
            <text:p>13.9249</text:p>
          </table:table-cell>
          <table:table-cell office:value-type="float" office:value="13.6493" calcext:value-type="float">
            <text:p>13.6493</text:p>
          </table:table-cell>
          <table:table-cell office:value-type="float" office:value="10.6918" calcext:value-type="float">
            <text:p>10.6918</text:p>
          </table:table-cell>
          <table:table-cell office:value-type="float" office:value="8.8657" calcext:value-type="float">
            <text:p>8.8657</text:p>
          </table:table-cell>
          <table:table-cell office:value-type="float" office:value="10.8206" calcext:value-type="float">
            <text:p>10.8206</text:p>
          </table:table-cell>
          <table:table-cell office:value-type="float" office:value="10.8158" calcext:value-type="float">
            <text:p>10.8158</text:p>
          </table:table-cell>
          <table:table-cell office:value-type="float" office:value="9.7294" calcext:value-type="float">
            <text:p>9.7294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8.6511" calcext:value-type="float">
            <text:p>58.6511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45.774" calcext:value-type="float">
            <text:p>45.774</text:p>
          </table:table-cell>
          <table:table-cell office:value-type="float" office:value="38.511" calcext:value-type="float">
            <text:p>38.511</text:p>
          </table:table-cell>
          <table:table-cell office:value-type="float" office:value="33.6535" calcext:value-type="float">
            <text:p>33.6535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29.0721" calcext:value-type="float">
            <text:p>29.0721</text:p>
          </table:table-cell>
          <table:table-cell office:value-type="float" office:value="25.945" calcext:value-type="float">
            <text:p>25.945</text:p>
          </table:table-cell>
          <table:table-cell office:value-type="float" office:value="25.1155" calcext:value-type="float">
            <text:p>25.1155</text:p>
          </table:table-cell>
          <table:table-cell office:value-type="float" office:value="23.151" calcext:value-type="float">
            <text:p>23.151</text:p>
          </table:table-cell>
          <table:table-cell office:value-type="float" office:value="21.8012" calcext:value-type="float">
            <text:p>21.8012</text:p>
          </table:table-cell>
          <table:table-cell office:value-type="float" office:value="20.4229" calcext:value-type="float">
            <text:p>20.4229</text:p>
          </table:table-cell>
          <table:table-cell office:value-type="float" office:value="19.9175" calcext:value-type="float">
            <text:p>19.9175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9.7979" calcext:value-type="float">
            <text:p>59.7979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46.6266" calcext:value-type="float">
            <text:p>46.6266</text:p>
          </table:table-cell>
          <table:table-cell office:value-type="float" office:value="39.4446" calcext:value-type="float">
            <text:p>39.4446</text:p>
          </table:table-cell>
          <table:table-cell office:value-type="float" office:value="34.3418" calcext:value-type="float">
            <text:p>34.3418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29.9742" calcext:value-type="float">
            <text:p>29.9742</text:p>
          </table:table-cell>
          <table:table-cell office:value-type="float" office:value="26.0994" calcext:value-type="float">
            <text:p>26.0994</text:p>
          </table:table-cell>
          <table:table-cell office:value-type="float" office:value="25.7692" calcext:value-type="float">
            <text:p>25.7692</text:p>
          </table:table-cell>
          <table:table-cell office:value-type="float" office:value="23.3498" calcext:value-type="float">
            <text:p>23.3498</text:p>
          </table:table-cell>
          <table:table-cell office:value-type="float" office:value="22.1391" calcext:value-type="float">
            <text:p>22.1391</text:p>
          </table:table-cell>
          <table:table-cell office:value-type="float" office:value="20.6859" calcext:value-type="float">
            <text:p>20.6859</text:p>
          </table:table-cell>
          <table:table-cell office:value-type="float" office:value="20.6505" calcext:value-type="float">
            <text:p>20.6505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60.35" calcext:value-type="float">
            <text:p>60.35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47.8675" calcext:value-type="float">
            <text:p>47.8675</text:p>
          </table:table-cell>
          <table:table-cell office:value-type="float" office:value="41.2235" calcext:value-type="float">
            <text:p>41.2235</text:p>
          </table:table-cell>
          <table:table-cell office:value-type="float" office:value="35.4761" calcext:value-type="float">
            <text:p>35.47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30.8166" calcext:value-type="float">
            <text:p>30.8166</text:p>
          </table:table-cell>
          <table:table-cell office:value-type="float" office:value="26.9389" calcext:value-type="float">
            <text:p>26.9389</text:p>
          </table:table-cell>
          <table:table-cell office:value-type="float" office:value="26.338" calcext:value-type="float">
            <text:p>26.338</text:p>
          </table:table-cell>
          <table:table-cell office:value-type="float" office:value="24.613" calcext:value-type="float">
            <text:p>24.613</text:p>
          </table:table-cell>
          <table:table-cell office:value-type="float" office:value="23.0139" calcext:value-type="float">
            <text:p>23.0139</text:p>
          </table:table-cell>
          <table:table-cell office:value-type="float" office:value="21.4597" calcext:value-type="float">
            <text:p>21.4597</text:p>
          </table:table-cell>
          <table:table-cell office:value-type="float" office:value="21.0735" calcext:value-type="float">
            <text:p>21.0735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61.0389" calcext:value-type="float">
            <text:p>61.0389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48.546" calcext:value-type="float">
            <text:p>48.546</text:p>
          </table:table-cell>
          <table:table-cell office:value-type="float" office:value="41.9076" calcext:value-type="float">
            <text:p>41.9076</text:p>
          </table:table-cell>
          <table:table-cell office:value-type="float" office:value="36.075" calcext:value-type="float">
            <text:p>36.075</text:p>
          </table:table-cell>
          <table:table-cell office:value-type="float" office:value="32.551" calcext:value-type="float">
            <text:p>32.551</text:p>
          </table:table-cell>
          <table:table-cell office:value-type="float" office:value="31.1808" calcext:value-type="float">
            <text:p>31.1808</text:p>
          </table:table-cell>
          <table:table-cell office:value-type="float" office:value="28.0694" calcext:value-type="float">
            <text:p>28.0694</text:p>
          </table:table-cell>
          <table:table-cell office:value-type="float" office:value="26.7917" calcext:value-type="float">
            <text:p>26.7917</text:p>
          </table:table-cell>
          <table:table-cell office:value-type="float" office:value="25.0583" calcext:value-type="float">
            <text:p>25.0583</text:p>
          </table:table-cell>
          <table:table-cell office:value-type="float" office:value="23.439" calcext:value-type="float">
            <text:p>23.439</text:p>
          </table:table-cell>
          <table:table-cell office:value-type="float" office:value="22.1043" calcext:value-type="float">
            <text:p>22.1043</text:p>
          </table:table-cell>
          <table:table-cell office:value-type="float" office:value="21.3079" calcext:value-type="float">
            <text:p>21.3079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61.6371" calcext:value-type="float">
            <text:p>61.6371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48.9333" calcext:value-type="float">
            <text:p>48.9333</text:p>
          </table:table-cell>
          <table:table-cell office:value-type="float" office:value="42.2779" calcext:value-type="float">
            <text:p>42.2779</text:p>
          </table:table-cell>
          <table:table-cell office:value-type="float" office:value="36.3848" calcext:value-type="float">
            <text:p>36.3848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31.3529" calcext:value-type="float">
            <text:p>31.3529</text:p>
          </table:table-cell>
          <table:table-cell office:value-type="float" office:value="28.4026" calcext:value-type="float">
            <text:p>28.4026</text:p>
          </table:table-cell>
          <table:table-cell office:value-type="float" office:value="27.0351" calcext:value-type="float">
            <text:p>27.0351</text:p>
          </table:table-cell>
          <table:table-cell office:value-type="float" office:value="25.2704" calcext:value-type="float">
            <text:p>25.2704</text:p>
          </table:table-cell>
          <table:table-cell office:value-type="float" office:value="23.6832" calcext:value-type="float">
            <text:p>23.6832</text:p>
          </table:table-cell>
          <table:table-cell office:value-type="float" office:value="22.3894" calcext:value-type="float">
            <text:p>22.3894</text:p>
          </table:table-cell>
          <table:table-cell office:value-type="float" office:value="21.4436" calcext:value-type="float">
            <text:p>21.4436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63.2351" calcext:value-type="float">
            <text:p>63.2351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49.9825" calcext:value-type="float">
            <text:p>49.9825</text:p>
          </table:table-cell>
          <table:table-cell office:value-type="float" office:value="43.0182" calcext:value-type="float">
            <text:p>43.0182</text:p>
          </table:table-cell>
          <table:table-cell office:value-type="float" office:value="37.165" calcext:value-type="float">
            <text:p>37.165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31.746" calcext:value-type="float">
            <text:p>31.746</text:p>
          </table:table-cell>
          <table:table-cell office:value-type="float" office:value="28.9168" calcext:value-type="float">
            <text:p>28.9168</text:p>
          </table:table-cell>
          <table:table-cell office:value-type="float" office:value="27.5953" calcext:value-type="float">
            <text:p>27.5953</text:p>
          </table:table-cell>
          <table:table-cell office:value-type="float" office:value="25.6865" calcext:value-type="float">
            <text:p>25.6865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21.7391" calcext:value-type="float">
            <text:p>21.7391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5.1848" calcext:value-type="float">
            <text:p>65.1848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50.6175" calcext:value-type="float">
            <text:p>50.6175</text:p>
          </table:table-cell>
          <table:table-cell office:value-type="float" office:value="43.5635" calcext:value-type="float">
            <text:p>43.5635</text:p>
          </table:table-cell>
          <table:table-cell office:value-type="float" office:value="37.6946" calcext:value-type="float">
            <text:p>37.6946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31.9826" calcext:value-type="float">
            <text:p>31.9826</text:p>
          </table:table-cell>
          <table:table-cell office:value-type="float" office:value="29.2184" calcext:value-type="float">
            <text:p>29.2184</text:p>
          </table:table-cell>
          <table:table-cell office:value-type="float" office:value="27.8886" calcext:value-type="float">
            <text:p>27.8886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24.3546" calcext:value-type="float">
            <text:p>24.3546</text:p>
          </table:table-cell>
          <table:table-cell office:value-type="float" office:value="23.0792" calcext:value-type="float">
            <text:p>23.0792</text:p>
          </table:table-cell>
          <table:table-cell office:value-type="float" office:value="21.9274" calcext:value-type="float">
            <text:p>21.9274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8.5307" calcext:value-type="float">
            <text:p>68.5307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51.2636" calcext:value-type="float">
            <text:p>51.2636</text:p>
          </table:table-cell>
          <table:table-cell office:value-type="float" office:value="44.016" calcext:value-type="float">
            <text:p>44.016</text:p>
          </table:table-cell>
          <table:table-cell office:value-type="float" office:value="38.1752" calcext:value-type="float">
            <text:p>38.175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32.2227" calcext:value-type="float">
            <text:p>32.2227</text:p>
          </table:table-cell>
          <table:table-cell office:value-type="float" office:value="29.4916" calcext:value-type="float">
            <text:p>29.4916</text:p>
          </table:table-cell>
          <table:table-cell office:value-type="float" office:value="28.0891" calcext:value-type="float">
            <text:p>28.0891</text:p>
          </table:table-cell>
          <table:table-cell office:value-type="float" office:value="26.1465" calcext:value-type="float">
            <text:p>26.1465</text:p>
          </table:table-cell>
          <table:table-cell office:value-type="float" office:value="24.5827" calcext:value-type="float">
            <text:p>24.5827</text:p>
          </table:table-cell>
          <table:table-cell office:value-type="float" office:value="23.2823" calcext:value-type="float">
            <text:p>23.2823</text:p>
          </table:table-cell>
          <table:table-cell office:value-type="float" office:value="22.1048" calcext:value-type="float">
            <text:p>22.1048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70.4821" calcext:value-type="float">
            <text:p>70.4821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51.792" calcext:value-type="float">
            <text:p>51.792</text:p>
          </table:table-cell>
          <table:table-cell office:value-type="float" office:value="44.2811" calcext:value-type="float">
            <text:p>44.2811</text:p>
          </table:table-cell>
          <table:table-cell office:value-type="float" office:value="38.4541" calcext:value-type="float">
            <text:p>38.4541</text:p>
          </table:table-cell>
          <table:table-cell office:value-type="float" office:value="35.105" calcext:value-type="float">
            <text:p>35.105</text:p>
          </table:table-cell>
          <table:table-cell office:value-type="float" office:value="32.4265" calcext:value-type="float">
            <text:p>32.4265</text:p>
          </table:table-cell>
          <table:table-cell office:value-type="float" office:value="29.6683" calcext:value-type="float">
            <text:p>29.6683</text:p>
          </table:table-cell>
          <table:table-cell office:value-type="float" office:value="28.2223" calcext:value-type="float">
            <text:p>28.2223</text:p>
          </table:table-cell>
          <table:table-cell office:value-type="float" office:value="26.2812" calcext:value-type="float">
            <text:p>26.2812</text:p>
          </table:table-cell>
          <table:table-cell office:value-type="float" office:value="24.6804" calcext:value-type="float">
            <text:p>24.6804</text:p>
          </table:table-cell>
          <table:table-cell office:value-type="float" office:value="23.388" calcext:value-type="float">
            <text:p>23.388</text:p>
          </table:table-cell>
          <table:table-cell office:value-type="float" office:value="22.2247" calcext:value-type="float">
            <text:p>22.2247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83.5561" calcext:value-type="float">
            <text:p>83.5561</text:p>
          </table:table-cell>
          <table:table-cell office:value-type="float" office:value="65.8458" calcext:value-type="float">
            <text:p>65.8458</text:p>
          </table:table-cell>
          <table:table-cell office:value-type="float" office:value="54.0073" calcext:value-type="float">
            <text:p>54.0073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156.789" calcext:value-type="float">
            <text:p>156.789</text:p>
          </table:table-cell>
          <table:table-cell office:value-type="float" office:value="32.5563" calcext:value-type="float">
            <text:p>32.5563</text:p>
          </table:table-cell>
          <table:table-cell office:value-type="float" office:value="150.4664" calcext:value-type="float">
            <text:p>150.4664</text:p>
          </table:table-cell>
          <table:table-cell office:value-type="float" office:value="29.6033" calcext:value-type="float">
            <text:p>29.6033</text:p>
          </table:table-cell>
          <table:table-cell office:value-type="float" office:value="29.9267" calcext:value-type="float">
            <text:p>29.9267</text:p>
          </table:table-cell>
          <table:table-cell office:value-type="float" office:value="26.8897" calcext:value-type="float">
            <text:p>26.8897</text:p>
          </table:table-cell>
          <table:table-cell office:value-type="float" office:value="26.4208" calcext:value-type="float">
            <text:p>26.4208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6.3986" calcext:value-type="float">
            <text:p>6.3986</text:p>
          </table:table-cell>
          <table:table-cell office:value-type="float" office:value="5.9809" calcext:value-type="float">
            <text:p>5.9809</text:p>
          </table:table-cell>
          <table:table-cell office:value-type="float" office:value="4.1741" calcext:value-type="float">
            <text:p>4.1741</text:p>
          </table:table-cell>
          <table:table-cell office:value-type="float" office:value="4.2367" calcext:value-type="float">
            <text:p>4.2367</text:p>
          </table:table-cell>
          <table:table-cell office:value-type="float" office:value="3.3129" calcext:value-type="float">
            <text:p>3.3129</text:p>
          </table:table-cell>
          <table:table-cell office:value-type="float" office:value="3.0872" calcext:value-type="float">
            <text:p>3.0872</text:p>
          </table:table-cell>
          <table:table-cell office:value-type="float" office:value="3.5115" calcext:value-type="float">
            <text:p>3.5115</text:p>
          </table:table-cell>
          <table:table-cell office:value-type="float" office:value="2.5544" calcext:value-type="float">
            <text:p>2.5544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3106" calcext:value-type="float">
            <text:p>2.3106</text:p>
          </table:table-cell>
          <table:table-cell office:value-type="float" office:value="2.1345" calcext:value-type="float">
            <text:p>2.1345</text:p>
          </table:table-cell>
          <table:table-cell office:value-type="float" office:value="2.095" calcext:value-type="float">
            <text:p>2.095</text:p>
          </table:table-cell>
          <table:table-cell office:value-type="float" office:value="2.0087" calcext:value-type="float">
            <text:p>2.0087</text:p>
          </table:table-cell>
          <table:table-cell office:value-type="float" office:value="1.9701" calcext:value-type="float">
            <text:p>1.9701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74.8604" calcext:value-type="float">
            <text:p>74.8604</text:p>
          </table:table-cell>
          <table:table-cell office:value-type="float" office:value="53.4591" calcext:value-type="float">
            <text:p>53.4591</text:p>
          </table:table-cell>
          <table:table-cell office:value-type="float" office:value="40.9416" calcext:value-type="float">
            <text:p>40.9416</text:p>
          </table:table-cell>
          <table:table-cell office:value-type="float" office:value="35.7713" calcext:value-type="float">
            <text:p>35.7713</text:p>
          </table:table-cell>
          <table:table-cell office:value-type="float" office:value="17.4231" calcext:value-type="float">
            <text:p>17.4231</text:p>
          </table:table-cell>
          <table:table-cell office:value-type="float" office:value="17.9498" calcext:value-type="float">
            <text:p>17.9498</text:p>
          </table:table-cell>
          <table:table-cell office:value-type="float" office:value="10.975" calcext:value-type="float">
            <text:p>10.975</text:p>
          </table:table-cell>
          <table:table-cell office:value-type="float" office:value="9.5306" calcext:value-type="float">
            <text:p>9.5306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6.525" calcext:value-type="float">
            <text:p>6.52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5.3387" calcext:value-type="float">
            <text:p>5.3387</text:p>
          </table:table-cell>
          <table:table-cell office:value-type="float" office:value="4.556" calcext:value-type="float">
            <text:p>4.556</text:p>
          </table:table-cell>
          <table:table-cell office:value-type="float" office:value="4.3889" calcext:value-type="float">
            <text:p>4.3889</text:p>
          </table:table-cell>
          <table:table-cell office:value-type="float" office:value="4.0349" calcext:value-type="float">
            <text:p>4.0349</text:p>
          </table:table-cell>
          <table:table-cell office:value-type="float" office:value="3.8814" calcext:value-type="float">
            <text:p>3.8814</text:p>
          </table:table-cell>
        </table:table-row>
      </table:table>
      <table:table table:name="AngularJS" table:style-name="ta1">
        <office:forms form:automatic-focus="false" form:apply-design-mode="false"/>
        <table:shapes>
          <draw:frame draw:z-index="0" draw:style-name="gr1" draw:text-style-name="P1" svg:width="453.51pt" svg:height="255.09pt" svg:x="2.83pt" svg:y="156.44pt">
            <loext:p draw:notify-on-update-of-ranges="AngularJS.A1:AngularJS.A1 AngularJS.B1:AngularJS.Q1 AngularJS.A2:AngularJS.A2 AngularJS.B2:AngularJS.Q2 AngularJS.A3:AngularJS.A3 AngularJS.B3:AngularJS.Q3 AngularJS.A12:AngularJS.A12 AngularJS.B12:AngularJS.Q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Wirtualne maszyny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8.3471" calcext:value-type="float">
            <text:p>28.347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21.879" calcext:value-type="float">
            <text:p>21.879</text:p>
          </table:table-cell>
          <table:table-cell office:value-type="float" office:value="15.8836" calcext:value-type="float">
            <text:p>15.8836</text:p>
          </table:table-cell>
          <table:table-cell office:value-type="float" office:value="12.8972" calcext:value-type="float">
            <text:p>12.897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3.9418" calcext:value-type="float">
            <text:p>13.9418</text:p>
          </table:table-cell>
          <table:table-cell office:value-type="float" office:value="12.2266" calcext:value-type="float">
            <text:p>12.2266</text:p>
          </table:table-cell>
          <table:table-cell office:value-type="float" office:value="11.5253" calcext:value-type="float">
            <text:p>11.5253</text:p>
          </table:table-cell>
          <table:table-cell office:value-type="float" office:value="10.7533" calcext:value-type="float">
            <text:p>10.7533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0.1081" calcext:value-type="float">
            <text:p>10.1081</text:p>
          </table:table-cell>
          <table:table-cell office:value-type="float" office:value="10.726" calcext:value-type="float">
            <text:p>10.726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9.618" calcext:value-type="float">
            <text:p>59.618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43.3836" calcext:value-type="float">
            <text:p>43.3836</text:p>
          </table:table-cell>
          <table:table-cell office:value-type="float" office:value="35.5747" calcext:value-type="float">
            <text:p>35.5747</text:p>
          </table:table-cell>
          <table:table-cell office:value-type="float" office:value="33.2678" calcext:value-type="float">
            <text:p>33.2678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27.0781" calcext:value-type="float">
            <text:p>27.0781</text:p>
          </table:table-cell>
          <table:table-cell office:value-type="float" office:value="25.0763" calcext:value-type="float">
            <text:p>25.0763</text:p>
          </table:table-cell>
          <table:table-cell office:value-type="float" office:value="23.5018" calcext:value-type="float">
            <text:p>23.5018</text:p>
          </table:table-cell>
          <table:table-cell office:value-type="float" office:value="22.0219" calcext:value-type="float">
            <text:p>22.0219</text:p>
          </table:table-cell>
          <table:table-cell office:value-type="float" office:value="20.5411" calcext:value-type="float">
            <text:p>20.5411</text:p>
          </table:table-cell>
          <table:table-cell office:value-type="float" office:value="19.3482" calcext:value-type="float">
            <text:p>19.3482</text:p>
          </table:table-cell>
          <table:table-cell office:value-type="float" office:value="18.8703" calcext:value-type="float">
            <text:p>18.8703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9.9592" calcext:value-type="float">
            <text:p>59.9592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44.0199" calcext:value-type="float">
            <text:p>44.0199</text:p>
          </table:table-cell>
          <table:table-cell office:value-type="float" office:value="36.1024" calcext:value-type="float">
            <text:p>36.1024</text:p>
          </table:table-cell>
          <table:table-cell office:value-type="float" office:value="34.3749" calcext:value-type="float">
            <text:p>34.3749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27.225" calcext:value-type="float">
            <text:p>27.225</text:p>
          </table:table-cell>
          <table:table-cell office:value-type="float" office:value="25.3505" calcext:value-type="float">
            <text:p>25.3505</text:p>
          </table:table-cell>
          <table:table-cell office:value-type="float" office:value="23.6843" calcext:value-type="float">
            <text:p>23.6843</text:p>
          </table:table-cell>
          <table:table-cell office:value-type="float" office:value="22.2479" calcext:value-type="float">
            <text:p>22.2479</text:p>
          </table:table-cell>
          <table:table-cell office:value-type="float" office:value="20.6556" calcext:value-type="float">
            <text:p>20.6556</text:p>
          </table:table-cell>
          <table:table-cell office:value-type="float" office:value="19.7981" calcext:value-type="float">
            <text:p>19.7981</text:p>
          </table:table-cell>
          <table:table-cell office:value-type="float" office:value="19.5557" calcext:value-type="float">
            <text:p>19.5557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60.4376" calcext:value-type="float">
            <text:p>60.4376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45.2366" calcext:value-type="float">
            <text:p>45.2366</text:p>
          </table:table-cell>
          <table:table-cell office:value-type="float" office:value="37.553" calcext:value-type="float">
            <text:p>37.553</text:p>
          </table:table-cell>
          <table:table-cell office:value-type="float" office:value="34.9382" calcext:value-type="float">
            <text:p>34.9382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28.5968" calcext:value-type="float">
            <text:p>28.5968</text:p>
          </table:table-cell>
          <table:table-cell office:value-type="float" office:value="26.629" calcext:value-type="float">
            <text:p>26.629</text:p>
          </table:table-cell>
          <table:table-cell office:value-type="float" office:value="24.7109" calcext:value-type="float">
            <text:p>24.7109</text:p>
          </table:table-cell>
          <table:table-cell office:value-type="float" office:value="23.4318" calcext:value-type="float">
            <text:p>23.4318</text:p>
          </table:table-cell>
          <table:table-cell office:value-type="float" office:value="21.4869" calcext:value-type="float">
            <text:p>21.4869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19.9465" calcext:value-type="float">
            <text:p>19.9465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0.7497" calcext:value-type="float">
            <text:p>60.7497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45.8421" calcext:value-type="float">
            <text:p>45.8421</text:p>
          </table:table-cell>
          <table:table-cell office:value-type="float" office:value="38.1913" calcext:value-type="float">
            <text:p>38.1913</text:p>
          </table:table-cell>
          <table:table-cell office:value-type="float" office:value="35.2336" calcext:value-type="float">
            <text:p>35.2336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29.2287" calcext:value-type="float">
            <text:p>29.2287</text:p>
          </table:table-cell>
          <table:table-cell office:value-type="float" office:value="27.0541" calcext:value-type="float">
            <text:p>27.0541</text:p>
          </table:table-cell>
          <table:table-cell office:value-type="float" office:value="25.4272" calcext:value-type="float">
            <text:p>25.4272</text:p>
          </table:table-cell>
          <table:table-cell office:value-type="float" office:value="23.8158" calcext:value-type="float">
            <text:p>23.8158</text:p>
          </table:table-cell>
          <table:table-cell office:value-type="float" office:value="22.1293" calcext:value-type="float">
            <text:p>22.1293</text:p>
          </table:table-cell>
          <table:table-cell office:value-type="float" office:value="20.4956" calcext:value-type="float">
            <text:p>20.4956</text:p>
          </table:table-cell>
          <table:table-cell office:value-type="float" office:value="20.1284" calcext:value-type="float">
            <text:p>20.1284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61.1995" calcext:value-type="float">
            <text:p>61.1995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46.1425" calcext:value-type="float">
            <text:p>46.1425</text:p>
          </table:table-cell>
          <table:table-cell office:value-type="float" office:value="38.5253" calcext:value-type="float">
            <text:p>38.5253</text:p>
          </table:table-cell>
          <table:table-cell office:value-type="float" office:value="35.3995" calcext:value-type="float">
            <text:p>35.399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29.4516" calcext:value-type="float">
            <text:p>29.4516</text:p>
          </table:table-cell>
          <table:table-cell office:value-type="float" office:value="27.245" calcext:value-type="float">
            <text:p>27.245</text:p>
          </table:table-cell>
          <table:table-cell office:value-type="float" office:value="25.6364" calcext:value-type="float">
            <text:p>25.6364</text:p>
          </table:table-cell>
          <table:table-cell office:value-type="float" office:value="23.9785" calcext:value-type="float">
            <text:p>23.9785</text:p>
          </table:table-cell>
          <table:table-cell office:value-type="float" office:value="22.314" calcext:value-type="float">
            <text:p>22.314</text:p>
          </table:table-cell>
          <table:table-cell office:value-type="float" office:value="20.6535" calcext:value-type="float">
            <text:p>20.6535</text:p>
          </table:table-cell>
          <table:table-cell office:value-type="float" office:value="20.2388" calcext:value-type="float">
            <text:p>20.2388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62.7156" calcext:value-type="float">
            <text:p>62.7156</text:p>
          </table:table-cell>
          <table:table-cell office:value-type="float" office:value="56.164" calcext:value-type="float">
            <text:p>56.164</text:p>
          </table:table-cell>
          <table:table-cell office:value-type="float" office:value="46.8296" calcext:value-type="float">
            <text:p>46.8296</text:p>
          </table:table-cell>
          <table:table-cell office:value-type="float" office:value="39.2912" calcext:value-type="float">
            <text:p>39.2912</text:p>
          </table:table-cell>
          <table:table-cell office:value-type="float" office:value="35.8102" calcext:value-type="float">
            <text:p>35.8102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29.9016" calcext:value-type="float">
            <text:p>29.9016</text:p>
          </table:table-cell>
          <table:table-cell office:value-type="float" office:value="27.6388" calcext:value-type="float">
            <text:p>27.6388</text:p>
          </table:table-cell>
          <table:table-cell office:value-type="float" office:value="26.0369" calcext:value-type="float">
            <text:p>26.0369</text:p>
          </table:table-cell>
          <table:table-cell office:value-type="float" office:value="24.299" calcext:value-type="float">
            <text:p>24.299</text:p>
          </table:table-cell>
          <table:table-cell office:value-type="float" office:value="22.6979" calcext:value-type="float">
            <text:p>22.6979</text:p>
          </table:table-cell>
          <table:table-cell office:value-type="float" office:value="21.0819" calcext:value-type="float">
            <text:p>21.0819</text:p>
          </table:table-cell>
          <table:table-cell office:value-type="float" office:value="20.5036" calcext:value-type="float">
            <text:p>20.503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63.9468" calcext:value-type="float">
            <text:p>63.9468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47.4113" calcext:value-type="float">
            <text:p>47.4113</text:p>
          </table:table-cell>
          <table:table-cell office:value-type="float" office:value="39.8359" calcext:value-type="float">
            <text:p>39.8359</text:p>
          </table:table-cell>
          <table:table-cell office:value-type="float" office:value="36.062" calcext:value-type="float">
            <text:p>36.062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30.2014" calcext:value-type="float">
            <text:p>30.2014</text:p>
          </table:table-cell>
          <table:table-cell office:value-type="float" office:value="27.9283" calcext:value-type="float">
            <text:p>27.9283</text:p>
          </table:table-cell>
          <table:table-cell office:value-type="float" office:value="26.3109" calcext:value-type="float">
            <text:p>26.3109</text:p>
          </table:table-cell>
          <table:table-cell office:value-type="float" office:value="24.5248" calcext:value-type="float">
            <text:p>24.5248</text:p>
          </table:table-cell>
          <table:table-cell office:value-type="float" office:value="22.9321" calcext:value-type="float">
            <text:p>22.9321</text:p>
          </table:table-cell>
          <table:table-cell office:value-type="float" office:value="21.3639" calcext:value-type="float">
            <text:p>21.3639</text:p>
          </table:table-cell>
          <table:table-cell office:value-type="float" office:value="20.6744" calcext:value-type="float">
            <text:p>20.6744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67.5995" calcext:value-type="float">
            <text:p>67.5995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48.0169" calcext:value-type="float">
            <text:p>48.0169</text:p>
          </table:table-cell>
          <table:table-cell office:value-type="float" office:value="40.3714" calcext:value-type="float">
            <text:p>40.3714</text:p>
          </table:table-cell>
          <table:table-cell office:value-type="float" office:value="36.3465" calcext:value-type="float">
            <text:p>36.3465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30.4609" calcext:value-type="float">
            <text:p>30.4609</text:p>
          </table:table-cell>
          <table:table-cell office:value-type="float" office:value="28.2159" calcext:value-type="float">
            <text:p>28.2159</text:p>
          </table:table-cell>
          <table:table-cell office:value-type="float" office:value="26.5442" calcext:value-type="float">
            <text:p>26.5442</text:p>
          </table:table-cell>
          <table:table-cell office:value-type="float" office:value="24.684" calcext:value-type="float">
            <text:p>24.684</text:p>
          </table:table-cell>
          <table:table-cell office:value-type="float" office:value="23.1171" calcext:value-type="float">
            <text:p>23.1171</text:p>
          </table:table-cell>
          <table:table-cell office:value-type="float" office:value="21.6029" calcext:value-type="float">
            <text:p>21.6029</text:p>
          </table:table-cell>
          <table:table-cell office:value-type="float" office:value="20.8385" calcext:value-type="float">
            <text:p>20.8385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69.5846" calcext:value-type="float">
            <text:p>69.5846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48.4262" calcext:value-type="float">
            <text:p>48.4262</text:p>
          </table:table-cell>
          <table:table-cell office:value-type="float" office:value="40.7448" calcext:value-type="float">
            <text:p>40.7448</text:p>
          </table:table-cell>
          <table:table-cell office:value-type="float" office:value="36.5738" calcext:value-type="float">
            <text:p>36.5738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30.6157" calcext:value-type="float">
            <text:p>30.6157</text:p>
          </table:table-cell>
          <table:table-cell office:value-type="float" office:value="28.3744" calcext:value-type="float">
            <text:p>28.3744</text:p>
          </table:table-cell>
          <table:table-cell office:value-type="float" office:value="26.6603" calcext:value-type="float">
            <text:p>26.6603</text:p>
          </table:table-cell>
          <table:table-cell office:value-type="float" office:value="24.8028" calcext:value-type="float">
            <text:p>24.8028</text:p>
          </table:table-cell>
          <table:table-cell office:value-type="float" office:value="23.2159" calcext:value-type="float">
            <text:p>23.2159</text:p>
          </table:table-cell>
          <table:table-cell office:value-type="float" office:value="21.725" calcext:value-type="float">
            <text:p>21.725</text:p>
          </table:table-cell>
          <table:table-cell office:value-type="float" office:value="20.9275" calcext:value-type="float">
            <text:p>20.9275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115.4468" calcext:value-type="float">
            <text:p>115.4468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54.6717" calcext:value-type="float">
            <text:p>54.6717</text:p>
          </table:table-cell>
          <table:table-cell office:value-type="float" office:value="54.6001" calcext:value-type="float">
            <text:p>54.6001</text:p>
          </table:table-cell>
          <table:table-cell office:value-type="float" office:value="42.1959" calcext:value-type="float">
            <text:p>42.195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39.1527" calcext:value-type="float">
            <text:p>39.1527</text:p>
          </table:table-cell>
          <table:table-cell office:value-type="float" office:value="39.8533" calcext:value-type="float">
            <text:p>39.8533</text:p>
          </table:table-cell>
          <table:table-cell office:value-type="float" office:value="32.3572" calcext:value-type="float">
            <text:p>32.3572</text:p>
          </table:table-cell>
          <table:table-cell office:value-type="float" office:value="26.3463" calcext:value-type="float">
            <text:p>26.3463</text:p>
          </table:table-cell>
          <table:table-cell office:value-type="float" office:value="27.7523" calcext:value-type="float">
            <text:p>27.7523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3.5266" calcext:value-type="float">
            <text:p>23.5266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4.17" calcext:value-type="float">
            <text:p>4.17</text:p>
          </table:table-cell>
          <table:table-cell office:value-type="float" office:value="5.0844" calcext:value-type="float">
            <text:p>5.0844</text:p>
          </table:table-cell>
          <table:table-cell office:value-type="float" office:value="3.6078" calcext:value-type="float">
            <text:p>3.6078</text:p>
          </table:table-cell>
          <table:table-cell office:value-type="float" office:value="3.5785" calcext:value-type="float">
            <text:p>3.5785</text:p>
          </table:table-cell>
          <table:table-cell office:value-type="float" office:value="3.0683" calcext:value-type="float">
            <text:p>3.0683</text:p>
          </table:table-cell>
          <table:table-cell office:value-type="float" office:value="2.8184" calcext:value-type="float">
            <text:p>2.8184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5323" calcext:value-type="float">
            <text:p>2.5323</text:p>
          </table:table-cell>
          <table:table-cell office:value-type="float" office:value="2.3192" calcext:value-type="float">
            <text:p>2.3192</text:p>
          </table:table-cell>
          <table:table-cell office:value-type="float" office:value="2.187" calcext:value-type="float">
            <text:p>2.187</text:p>
          </table:table-cell>
          <table:table-cell office:value-type="float" office:value="1.8375" calcext:value-type="float">
            <text:p>1.8375</text:p>
          </table:table-cell>
          <table:table-cell office:value-type="float" office:value="1.7282" calcext:value-type="float">
            <text:p>1.7282</text:p>
          </table:table-cell>
          <table:table-cell office:value-type="float" office:value="1.7944" calcext:value-type="float">
            <text:p>1.7944</text:p>
          </table:table-cell>
          <table:table-cell office:value-type="float" office:value="1.7335" calcext:value-type="float">
            <text:p>1.7335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50.9533" calcext:value-type="float">
            <text:p>50.9533</text:p>
          </table:table-cell>
          <table:table-cell office:value-type="float" office:value="53.7008" calcext:value-type="float">
            <text:p>53.7008</text:p>
          </table:table-cell>
          <table:table-cell office:value-type="float" office:value="17.3887" calcext:value-type="float">
            <text:p>17.3887</text:p>
          </table:table-cell>
          <table:table-cell office:value-type="float" office:value="25.8511" calcext:value-type="float">
            <text:p>25.8511</text:p>
          </table:table-cell>
          <table:table-cell office:value-type="float" office:value="13.0162" calcext:value-type="float">
            <text:p>13.0162</text:p>
          </table:table-cell>
          <table:table-cell office:value-type="float" office:value="12.8058" calcext:value-type="float">
            <text:p>12.8058</text:p>
          </table:table-cell>
          <table:table-cell office:value-type="float" office:value="9.4146" calcext:value-type="float">
            <text:p>9.4146</text:p>
          </table:table-cell>
          <table:table-cell office:value-type="float" office:value="7.9432" calcext:value-type="float">
            <text:p>7.9432</text:p>
          </table:table-cell>
          <table:table-cell office:value-type="float" office:value="6.8732" calcext:value-type="float">
            <text:p>6.8732</text:p>
          </table:table-cell>
          <table:table-cell office:value-type="float" office:value="6.4124" calcext:value-type="float">
            <text:p>6.4124</text:p>
          </table:table-cell>
          <table:table-cell office:value-type="float" office:value="5.3786" calcext:value-type="float">
            <text:p>5.3786</text:p>
          </table:table-cell>
          <table:table-cell office:value-type="float" office:value="4.7828" calcext:value-type="float">
            <text:p>4.7828</text:p>
          </table:table-cell>
          <table:table-cell office:value-type="float" office:value="3.3766" calcext:value-type="float">
            <text:p>3.3766</text:p>
          </table:table-cell>
          <table:table-cell office:value-type="float" office:value="2.9866" calcext:value-type="float">
            <text:p>2.9866</text:p>
          </table:table-cell>
          <table:table-cell office:value-type="float" office:value="3.22" calcext:value-type="float">
            <text:p>3.22</text:p>
          </table:table-cell>
          <table:table-cell office:value-type="float" office:value="3.0049" calcext:value-type="float">
            <text:p>3.0049</text:p>
          </table:table-cell>
        </table:table-row>
      </table:table>
      <table:table table:name="Angular" table:style-name="ta1">
        <office:forms form:automatic-focus="false" form:apply-design-mode="false"/>
        <table:shapes>
          <draw:frame draw:z-index="0" draw:style-name="gr1" draw:text-style-name="P1" svg:width="453.51pt" svg:height="255.09pt" svg:x="110.47pt" svg:y="156.44pt">
            <loext:p draw:notify-on-update-of-ranges="Angular.A1:Angular.A1 Angular.B1:Angular.Q1 Angular.A2:Angular.A2 Angular.B2:Angular.Q2 Angular.A3:Angular.A3 Angular.B3:Angular.Q3 Angular.A12:Angular.A12 Angular.B12:Angular.Q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Wirtualne maszyny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823" calcext:value-type="float">
            <text:p>35.823</text:p>
          </table:table-cell>
          <table:table-cell office:value-type="float" office:value="24.9327" calcext:value-type="float">
            <text:p>24.9327</text:p>
          </table:table-cell>
          <table:table-cell office:value-type="float" office:value="21.5494" calcext:value-type="float">
            <text:p>21.5494</text:p>
          </table:table-cell>
          <table:table-cell office:value-type="float" office:value="23.955" calcext:value-type="float">
            <text:p>23.955</text:p>
          </table:table-cell>
          <table:table-cell office:value-type="float" office:value="22.2802" calcext:value-type="float">
            <text:p>22.2802</text:p>
          </table:table-cell>
          <table:table-cell office:value-type="float" office:value="18.5598" calcext:value-type="float">
            <text:p>18.5598</text:p>
          </table:table-cell>
          <table:table-cell office:value-type="float" office:value="13.3774" calcext:value-type="float">
            <text:p>13.3774</text:p>
          </table:table-cell>
          <table:table-cell office:value-type="float" office:value="13.4416" calcext:value-type="float">
            <text:p>13.4416</text:p>
          </table:table-cell>
          <table:table-cell office:value-type="float" office:value="12.9958" calcext:value-type="float">
            <text:p>12.9958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10.7087" calcext:value-type="float">
            <text:p>10.7087</text:p>
          </table:table-cell>
          <table:table-cell office:value-type="float" office:value="9.8829" calcext:value-type="float">
            <text:p>9.8829</text:p>
          </table:table-cell>
          <table:table-cell office:value-type="float" office:value="11.26" calcext:value-type="float">
            <text:p>11.26</text:p>
          </table:table-cell>
          <table:table-cell office:value-type="float" office:value="9.9182" calcext:value-type="float">
            <text:p>9.9182</text:p>
          </table:table-cell>
          <table:table-cell office:value-type="float" office:value="9.141" calcext:value-type="float">
            <text:p>9.141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0.3994" calcext:value-type="float">
            <text:p>60.3994</text:p>
          </table:table-cell>
          <table:table-cell office:value-type="float" office:value="60.0407" calcext:value-type="float">
            <text:p>60.0407</text:p>
          </table:table-cell>
          <table:table-cell office:value-type="float" office:value="59.6922" calcext:value-type="float">
            <text:p>59.6922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43.6921" calcext:value-type="float">
            <text:p>43.6921</text:p>
          </table:table-cell>
          <table:table-cell office:value-type="float" office:value="35.9992" calcext:value-type="float">
            <text:p>35.9992</text:p>
          </table:table-cell>
          <table:table-cell office:value-type="float" office:value="31.33" calcext:value-type="float">
            <text:p>31.33</text:p>
          </table:table-cell>
          <table:table-cell office:value-type="float" office:value="29.1274" calcext:value-type="float">
            <text:p>29.1274</text:p>
          </table:table-cell>
          <table:table-cell office:value-type="float" office:value="26.9256" calcext:value-type="float">
            <text:p>26.9256</text:p>
          </table:table-cell>
          <table:table-cell office:value-type="float" office:value="24.1682" calcext:value-type="float">
            <text:p>24.1682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1.3871" calcext:value-type="float">
            <text:p>21.3871</text:p>
          </table:table-cell>
          <table:table-cell office:value-type="float" office:value="19.984" calcext:value-type="float">
            <text:p>19.984</text:p>
          </table:table-cell>
          <table:table-cell office:value-type="float" office:value="18.4973" calcext:value-type="float">
            <text:p>18.4973</text:p>
          </table:table-cell>
          <table:table-cell office:value-type="float" office:value="18.2625" calcext:value-type="float">
            <text:p>18.2625</text:p>
          </table:table-cell>
          <table:table-cell office:value-type="float" office:value="16.6044" calcext:value-type="float">
            <text:p>16.6044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848" calcext:value-type="float">
            <text:p>59.848</text:p>
          </table:table-cell>
          <table:table-cell office:value-type="float" office:value="60.2482" calcext:value-type="float">
            <text:p>60.2482</text:p>
          </table:table-cell>
          <table:table-cell office:value-type="float" office:value="59.9628" calcext:value-type="float">
            <text:p>59.9628</text:p>
          </table:table-cell>
          <table:table-cell office:value-type="float" office:value="51.443" calcext:value-type="float">
            <text:p>51.443</text:p>
          </table:table-cell>
          <table:table-cell office:value-type="float" office:value="44.3597" calcext:value-type="float">
            <text:p>44.3597</text:p>
          </table:table-cell>
          <table:table-cell office:value-type="float" office:value="36.543" calcext:value-type="float">
            <text:p>36.543</text:p>
          </table:table-cell>
          <table:table-cell office:value-type="float" office:value="31.6546" calcext:value-type="float">
            <text:p>31.6546</text:p>
          </table:table-cell>
          <table:table-cell office:value-type="float" office:value="29.7256" calcext:value-type="float">
            <text:p>29.7256</text:p>
          </table:table-cell>
          <table:table-cell office:value-type="float" office:value="27.4514" calcext:value-type="float">
            <text:p>27.4514</text:p>
          </table:table-cell>
          <table:table-cell office:value-type="float" office:value="24.5586" calcext:value-type="float">
            <text:p>24.5586</text:p>
          </table:table-cell>
          <table:table-cell office:value-type="float" office:value="23.225" calcext:value-type="float">
            <text:p>23.225</text:p>
          </table:table-cell>
          <table:table-cell office:value-type="float" office:value="21.5806" calcext:value-type="float">
            <text:p>21.5806</text:p>
          </table:table-cell>
          <table:table-cell office:value-type="float" office:value="20.0868" calcext:value-type="float">
            <text:p>20.0868</text:p>
          </table:table-cell>
          <table:table-cell office:value-type="float" office:value="18.3003" calcext:value-type="float">
            <text:p>18.3003</text:p>
          </table:table-cell>
          <table:table-cell office:value-type="float" office:value="19.0002" calcext:value-type="float">
            <text:p>19.0002</text:p>
          </table:table-cell>
          <table:table-cell office:value-type="float" office:value="17.2372" calcext:value-type="float">
            <text:p>17.2372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61.5006" calcext:value-type="float">
            <text:p>61.5006</text:p>
          </table:table-cell>
          <table:table-cell office:value-type="float" office:value="60.5767" calcext:value-type="float">
            <text:p>60.5767</text:p>
          </table:table-cell>
          <table:table-cell office:value-type="float" office:value="53.1011" calcext:value-type="float">
            <text:p>53.1011</text:p>
          </table:table-cell>
          <table:table-cell office:value-type="float" office:value="45.253" calcext:value-type="float">
            <text:p>45.253</text:p>
          </table:table-cell>
          <table:table-cell office:value-type="float" office:value="37.9737" calcext:value-type="float">
            <text:p>37.9737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30.7135" calcext:value-type="float">
            <text:p>30.7135</text:p>
          </table:table-cell>
          <table:table-cell office:value-type="float" office:value="28.108" calcext:value-type="float">
            <text:p>28.108</text:p>
          </table:table-cell>
          <table:table-cell office:value-type="float" office:value="25.599" calcext:value-type="float">
            <text:p>25.599</text:p>
          </table:table-cell>
          <table:table-cell office:value-type="float" office:value="24.4021" calcext:value-type="float">
            <text:p>24.4021</text:p>
          </table:table-cell>
          <table:table-cell office:value-type="float" office:value="22.5953" calcext:value-type="float">
            <text:p>22.5953</text:p>
          </table:table-cell>
          <table:table-cell office:value-type="float" office:value="20.7797" calcext:value-type="float">
            <text:p>20.7797</text:p>
          </table:table-cell>
          <table:table-cell office:value-type="float" office:value="19.8708" calcext:value-type="float">
            <text:p>19.8708</text:p>
          </table:table-cell>
          <table:table-cell office:value-type="float" office:value="19.3375" calcext:value-type="float">
            <text:p>19.3375</text:p>
          </table:table-cell>
          <table:table-cell office:value-type="float" office:value="17.6171" calcext:value-type="float">
            <text:p>17.617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633" calcext:value-type="float">
            <text:p>63.7633</text:p>
          </table:table-cell>
          <table:table-cell office:value-type="float" office:value="62.4103" calcext:value-type="float">
            <text:p>62.4103</text:p>
          </table:table-cell>
          <table:table-cell office:value-type="float" office:value="61.0165" calcext:value-type="float">
            <text:p>61.0165</text:p>
          </table:table-cell>
          <table:table-cell office:value-type="float" office:value="54.095" calcext:value-type="float">
            <text:p>54.095</text:p>
          </table:table-cell>
          <table:table-cell office:value-type="float" office:value="45.7666" calcext:value-type="float">
            <text:p>45.7666</text:p>
          </table:table-cell>
          <table:table-cell office:value-type="float" office:value="38.6309" calcext:value-type="float">
            <text:p>38.6309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31.1935" calcext:value-type="float">
            <text:p>31.1935</text:p>
          </table:table-cell>
          <table:table-cell office:value-type="float" office:value="28.4843" calcext:value-type="float">
            <text:p>28.4843</text:p>
          </table:table-cell>
          <table:table-cell office:value-type="float" office:value="25.9592" calcext:value-type="float">
            <text:p>25.9592</text:p>
          </table:table-cell>
          <table:table-cell office:value-type="float" office:value="24.8102" calcext:value-type="float">
            <text:p>24.8102</text:p>
          </table:table-cell>
          <table:table-cell office:value-type="float" office:value="23.0867" calcext:value-type="float">
            <text:p>23.0867</text:p>
          </table:table-cell>
          <table:table-cell office:value-type="float" office:value="21.45" calcext:value-type="float">
            <text:p>21.45</text:p>
          </table:table-cell>
          <table:table-cell office:value-type="float" office:value="20.2597" calcext:value-type="float">
            <text:p>20.2597</text:p>
          </table:table-cell>
          <table:table-cell office:value-type="float" office:value="19.5137" calcext:value-type="float">
            <text:p>19.5137</text:p>
          </table:table-cell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5703" calcext:value-type="float">
            <text:p>64.5703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1.5991" calcext:value-type="float">
            <text:p>61.5991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6.0723" calcext:value-type="float">
            <text:p>46.0723</text:p>
          </table:table-cell>
          <table:table-cell office:value-type="float" office:value="38.9879" calcext:value-type="float">
            <text:p>38.9879</text:p>
          </table:table-cell>
          <table:table-cell office:value-type="float" office:value="33.7861" calcext:value-type="float">
            <text:p>33.7861</text:p>
          </table:table-cell>
          <table:table-cell office:value-type="float" office:value="31.4149" calcext:value-type="float">
            <text:p>31.4149</text:p>
          </table:table-cell>
          <table:table-cell office:value-type="float" office:value="28.6944" calcext:value-type="float">
            <text:p>28.6944</text:p>
          </table:table-cell>
          <table:table-cell office:value-type="float" office:value="26.1233" calcext:value-type="float">
            <text:p>26.1233</text:p>
          </table:table-cell>
          <table:table-cell office:value-type="float" office:value="25.0138" calcext:value-type="float">
            <text:p>25.0138</text:p>
          </table:table-cell>
          <table:table-cell office:value-type="float" office:value="23.2499" calcext:value-type="float">
            <text:p>23.2499</text:p>
          </table:table-cell>
          <table:table-cell office:value-type="float" office:value="21.6469" calcext:value-type="float">
            <text:p>21.6469</text:p>
          </table:table-cell>
          <table:table-cell office:value-type="float" office:value="20.3965" calcext:value-type="float">
            <text:p>20.3965</text:p>
          </table:table-cell>
          <table:table-cell office:value-type="float" office:value="19.6078" calcext:value-type="float">
            <text:p>19.6078</text:p>
          </table:table-cell>
          <table:table-cell office:value-type="float" office:value="17.9966" calcext:value-type="float">
            <text:p>17.996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6.4231" calcext:value-type="float">
            <text:p>66.4231</text:p>
          </table:table-cell>
          <table:table-cell office:value-type="float" office:value="65.4322" calcext:value-type="float">
            <text:p>65.4322</text:p>
          </table:table-cell>
          <table:table-cell office:value-type="float" office:value="63.3032" calcext:value-type="float">
            <text:p>63.3032</text:p>
          </table:table-cell>
          <table:table-cell office:value-type="float" office:value="56.1577" calcext:value-type="float">
            <text:p>56.1577</text:p>
          </table:table-cell>
          <table:table-cell office:value-type="float" office:value="46.9109" calcext:value-type="float">
            <text:p>46.9109</text:p>
          </table:table-cell>
          <table:table-cell office:value-type="float" office:value="39.7472" calcext:value-type="float">
            <text:p>39.7472</text:p>
          </table:table-cell>
          <table:table-cell office:value-type="float" office:value="34.4887" calcext:value-type="float">
            <text:p>34.4887</text:p>
          </table:table-cell>
          <table:table-cell office:value-type="float" office:value="31.955" calcext:value-type="float">
            <text:p>31.955</text:p>
          </table:table-cell>
          <table:table-cell office:value-type="float" office:value="29.1639" calcext:value-type="float">
            <text:p>29.1639</text:p>
          </table:table-cell>
          <table:table-cell office:value-type="float" office:value="26.5555" calcext:value-type="float">
            <text:p>26.5555</text:p>
          </table:table-cell>
          <table:table-cell office:value-type="float" office:value="25.3762" calcext:value-type="float">
            <text:p>25.3762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21.9964" calcext:value-type="float">
            <text:p>21.9964</text:p>
          </table:table-cell>
          <table:table-cell office:value-type="float" office:value="20.6646" calcext:value-type="float">
            <text:p>20.6646</text:p>
          </table:table-cell>
          <table:table-cell office:value-type="float" office:value="19.8444" calcext:value-type="float">
            <text:p>19.8444</text:p>
          </table:table-cell>
          <table:table-cell office:value-type="float" office:value="18.318" calcext:value-type="float">
            <text:p>18.31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0.0378" calcext:value-type="float">
            <text:p>70.0378</text:p>
          </table:table-cell>
          <table:table-cell office:value-type="float" office:value="68.7002" calcext:value-type="float">
            <text:p>68.7002</text:p>
          </table:table-cell>
          <table:table-cell office:value-type="float" office:value="64.6204" calcext:value-type="float">
            <text:p>64.6204</text:p>
          </table:table-cell>
          <table:table-cell office:value-type="float" office:value="57.0483" calcext:value-type="float">
            <text:p>57.0483</text:p>
          </table:table-cell>
          <table:table-cell office:value-type="float" office:value="47.4834" calcext:value-type="float">
            <text:p>47.4834</text:p>
          </table:table-cell>
          <table:table-cell office:value-type="float" office:value="40.2674" calcext:value-type="float">
            <text:p>40.2674</text:p>
          </table:table-cell>
          <table:table-cell office:value-type="float" office:value="34.9626" calcext:value-type="float">
            <text:p>34.9626</text:p>
          </table:table-cell>
          <table:table-cell office:value-type="float" office:value="32.306" calcext:value-type="float">
            <text:p>32.306</text:p>
          </table:table-cell>
          <table:table-cell office:value-type="float" office:value="29.4707" calcext:value-type="float">
            <text:p>29.4707</text:p>
          </table:table-cell>
          <table:table-cell office:value-type="float" office:value="26.8384" calcext:value-type="float">
            <text:p>26.8384</text:p>
          </table:table-cell>
          <table:table-cell office:value-type="float" office:value="25.5846" calcext:value-type="float">
            <text:p>25.5846</text:p>
          </table:table-cell>
          <table:table-cell office:value-type="float" office:value="23.8237" calcext:value-type="float">
            <text:p>23.8237</text:p>
          </table:table-cell>
          <table:table-cell office:value-type="float" office:value="22.1867" calcext:value-type="float">
            <text:p>22.1867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0148" calcext:value-type="float">
            <text:p>20.0148</text:p>
          </table:table-cell>
          <table:table-cell office:value-type="float" office:value="18.5161" calcext:value-type="float">
            <text:p>18.5161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4.0576" calcext:value-type="float">
            <text:p>74.0576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67.1456" calcext:value-type="float">
            <text:p>67.1456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48.1371" calcext:value-type="float">
            <text:p>48.1371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5.3582" calcext:value-type="float">
            <text:p>35.3582</text:p>
          </table:table-cell>
          <table:table-cell office:value-type="float" office:value="32.6477" calcext:value-type="float">
            <text:p>32.6477</text:p>
          </table:table-cell>
          <table:table-cell office:value-type="float" office:value="29.7992" calcext:value-type="float">
            <text:p>29.7992</text:p>
          </table:table-cell>
          <table:table-cell office:value-type="float" office:value="27.1429" calcext:value-type="float">
            <text:p>27.1429</text:p>
          </table:table-cell>
          <table:table-cell office:value-type="float" office:value="25.8104" calcext:value-type="float">
            <text:p>25.8104</text:p>
          </table:table-cell>
          <table:table-cell office:value-type="float" office:value="24.0223" calcext:value-type="float">
            <text:p>24.0223</text:p>
          </table:table-cell>
          <table:table-cell office:value-type="float" office:value="22.3619" calcext:value-type="float">
            <text:p>22.3619</text:p>
          </table:table-cell>
          <table:table-cell office:value-type="float" office:value="20.9965" calcext:value-type="float">
            <text:p>20.9965</text:p>
          </table:table-cell>
          <table:table-cell office:value-type="float" office:value="20.1853" calcext:value-type="float">
            <text:p>20.1853</text:p>
          </table:table-cell>
          <table:table-cell office:value-type="float" office:value="18.6386" calcext:value-type="float">
            <text:p>18.6386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77.4473" calcext:value-type="float">
            <text:p>77.4473</text:p>
          </table:table-cell>
          <table:table-cell office:value-type="float" office:value="81.2876" calcext:value-type="float">
            <text:p>81.2876</text:p>
          </table:table-cell>
          <table:table-cell office:value-type="float" office:value="68.5777" calcext:value-type="float">
            <text:p>68.5777</text:p>
          </table:table-cell>
          <table:table-cell office:value-type="float" office:value="58.4215" calcext:value-type="float">
            <text:p>58.4215</text:p>
          </table:table-cell>
          <table:table-cell office:value-type="float" office:value="48.9045" calcext:value-type="float">
            <text:p>48.9045</text:p>
          </table:table-cell>
          <table:table-cell office:value-type="float" office:value="40.823" calcext:value-type="float">
            <text:p>40.823</text:p>
          </table:table-cell>
          <table:table-cell office:value-type="float" office:value="35.657" calcext:value-type="float">
            <text:p>35.657</text:p>
          </table:table-cell>
          <table:table-cell office:value-type="float" office:value="32.924" calcext:value-type="float">
            <text:p>32.924</text:p>
          </table:table-cell>
          <table:table-cell office:value-type="float" office:value="29.9895" calcext:value-type="float">
            <text:p>29.9895</text:p>
          </table:table-cell>
          <table:table-cell office:value-type="float" office:value="27.3172" calcext:value-type="float">
            <text:p>27.3172</text:p>
          </table:table-cell>
          <table:table-cell office:value-type="float" office:value="25.9572" calcext:value-type="float">
            <text:p>25.9572</text:p>
          </table:table-cell>
          <table:table-cell office:value-type="float" office:value="24.2078" calcext:value-type="float">
            <text:p>24.2078</text:p>
          </table:table-cell>
          <table:table-cell office:value-type="float" office:value="22.4835" calcext:value-type="float">
            <text:p>22.4835</text:p>
          </table:table-cell>
          <table:table-cell office:value-type="float" office:value="21.1042" calcext:value-type="float">
            <text:p>21.1042</text:p>
          </table:table-cell>
          <table:table-cell office:value-type="float" office:value="20.2795" calcext:value-type="float">
            <text:p>20.2795</text:p>
          </table:table-cell>
          <table:table-cell office:value-type="float" office:value="18.7347" calcext:value-type="float">
            <text:p>18.734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4.2329" calcext:value-type="float">
            <text:p>94.2329</text:p>
          </table:table-cell>
          <table:table-cell office:value-type="float" office:value="94.4287" calcext:value-type="float">
            <text:p>94.4287</text:p>
          </table:table-cell>
          <table:table-cell office:value-type="float" office:value="84.3313" calcext:value-type="float">
            <text:p>84.3313</text:p>
          </table:table-cell>
          <table:table-cell office:value-type="float" office:value="79.1077" calcext:value-type="float">
            <text:p>79.1077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61.0426" calcext:value-type="float">
            <text:p>61.0426</text:p>
          </table:table-cell>
          <table:table-cell office:value-type="float" office:value="43.1444" calcext:value-type="float">
            <text:p>43.1444</text:p>
          </table:table-cell>
          <table:table-cell office:value-type="float" office:value="34.6176" calcext:value-type="float">
            <text:p>34.6176</text:p>
          </table:table-cell>
          <table:table-cell office:value-type="float" office:value="34.1052" calcext:value-type="float">
            <text:p>34.1052</text:p>
          </table:table-cell>
          <table:table-cell office:value-type="float" office:value="29.3315" calcext:value-type="float">
            <text:p>29.3315</text:p>
          </table:table-cell>
          <table:table-cell office:value-type="float" office:value="33.5852" calcext:value-type="float">
            <text:p>33.5852</text:p>
          </table:table-cell>
          <table:table-cell office:value-type="float" office:value="28.845" calcext:value-type="float">
            <text:p>28.845</text:p>
          </table:table-cell>
          <table:table-cell office:value-type="float" office:value="23.3738" calcext:value-type="float">
            <text:p>23.3738</text:p>
          </table:table-cell>
          <table:table-cell office:value-type="float" office:value="22.6347" calcext:value-type="float">
            <text:p>22.6347</text:p>
          </table:table-cell>
          <table:table-cell office:value-type="float" office:value="23.5555" calcext:value-type="float">
            <text:p>23.5555</text:p>
          </table:table-cell>
          <table:table-cell office:value-type="float" office:value="20.4011" calcext:value-type="float">
            <text:p>20.40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5.557" calcext:value-type="float">
            <text:p>5.557</text:p>
          </table:table-cell>
          <table:table-cell office:value-type="float" office:value="6.3691" calcext:value-type="float">
            <text:p>6.3691</text:p>
          </table:table-cell>
          <table:table-cell office:value-type="float" office:value="4.1211" calcext:value-type="float">
            <text:p>4.1211</text:p>
          </table:table-cell>
          <table:table-cell office:value-type="float" office:value="5.0946" calcext:value-type="float">
            <text:p>5.0946</text:p>
          </table:table-cell>
          <table:table-cell office:value-type="float" office:value="3.5099" calcext:value-type="float">
            <text:p>3.5099</text:p>
          </table:table-cell>
          <table:table-cell office:value-type="float" office:value="3.5984" calcext:value-type="float">
            <text:p>3.5984</text:p>
          </table:table-cell>
          <table:table-cell office:value-type="float" office:value="2.8201" calcext:value-type="float">
            <text:p>2.8201</text:p>
          </table:table-cell>
          <table:table-cell office:value-type="float" office:value="2.8032" calcext:value-type="float">
            <text:p>2.8032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3287" calcext:value-type="float">
            <text:p>2.3287</text:p>
          </table:table-cell>
          <table:table-cell office:value-type="float" office:value="2.1408" calcext:value-type="float">
            <text:p>2.1408</text:p>
          </table:table-cell>
          <table:table-cell office:value-type="float" office:value="2.0341" calcext:value-type="float">
            <text:p>2.0341</text:p>
          </table:table-cell>
          <table:table-cell office:value-type="float" office:value="1.6959" calcext:value-type="float">
            <text:p>1.6959</text:p>
          </table:table-cell>
          <table:table-cell office:value-type="float" office:value="1.8333" calcext:value-type="float">
            <text:p>1.83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30.8798" calcext:value-type="float">
            <text:p>30.8798</text:p>
          </table:table-cell>
          <table:table-cell office:value-type="float" office:value="40.5659" calcext:value-type="float">
            <text:p>40.5659</text:p>
          </table:table-cell>
          <table:table-cell office:value-type="float" office:value="16.9831" calcext:value-type="float">
            <text:p>16.9831</text:p>
          </table:table-cell>
          <table:table-cell office:value-type="float" office:value="25.955" calcext:value-type="float">
            <text:p>25.955</text:p>
          </table:table-cell>
          <table:table-cell office:value-type="float" office:value="12.3193" calcext:value-type="float">
            <text:p>12.3193</text:p>
          </table:table-cell>
          <table:table-cell office:value-type="float" office:value="12.9487" calcext:value-type="float">
            <text:p>12.9487</text:p>
          </table:table-cell>
          <table:table-cell office:value-type="float" office:value="7.9532" calcext:value-type="float">
            <text:p>7.9532</text:p>
          </table:table-cell>
          <table:table-cell office:value-type="float" office:value="7.8579" calcext:value-type="float">
            <text:p>7.8579</text:p>
          </table:table-cell>
          <table:table-cell office:value-type="float" office:value="5.1106" calcext:value-type="float">
            <text:p>5.1106</text:p>
          </table:table-cell>
          <table:table-cell office:value-type="float" office:value="5.423" calcext:value-type="float">
            <text:p>5.423</text:p>
          </table:table-cell>
          <table:table-cell office:value-type="float" office:value="4.5829" calcext:value-type="float">
            <text:p>4.5829</text:p>
          </table:table-cell>
          <table:table-cell office:value-type="float" office:value="4.1376" calcext:value-type="float">
            <text:p>4.1376</text:p>
          </table:table-cell>
          <table:table-cell office:value-type="float" office:value="2.8761" calcext:value-type="float">
            <text:p>2.8761</text:p>
          </table:table-cell>
          <table:table-cell office:value-type="float" office:value="3.361" calcext:value-type="float">
            <text:p>3.361</text:p>
          </table:table-cell>
          <table:table-cell office:value-type="float" office:value="3.3918" calcext:value-type="float">
            <text:p>3.3918</text:p>
          </table:table-cell>
          <table:table-cell office:value-type="float" office:value="3.0554" calcext:value-type="float">
            <text:p>3.0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22:22.386912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1-01T21:35:51.874771997</dc:date>
    <meta:editing-duration>PT6H20M26S</meta:editing-duration>
    <meta:editing-cycles>46</meta:editing-cycles>
    <meta:generator>LibreOffice/5.1.6.2$Linux_X86_64 LibreOffice_project/10m0$Build-2</meta:generator>
    <meta:document-statistic meta:table-count="5" meta:cell-count="11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AngularJS</text:p>
        </chart:title>
        <chart:subtitle svg:x="7.546cm" svg:y="1.275cm" chart:style-name="ch3">
          <text:p>FPS</text:p>
        </chart:subtitle>
        <chart:legend chart:legend-position="bottom" svg:x="4.01cm" svg:y="8.217cm" style:legend-expansion="wide" chart:style-name="ch4"/>
        <chart:plot-area chart:style-name="ch5" table:cell-range-address="AngularJS.A1:AngularJS.Q3 AngularJS.A12:AngularJS.Q12" chart:data-source-has-labels="both" svg:x="1.331cm" svg:y="2.138cm" svg:width="14.349cm" svg:height="4.918cm">
          <chartooo:coordinate-region svg:x="1.952cm" svg:y="2.337cm" svg:width="13.262cm" svg:height="4.072cm"/>
          <chart:axis chart:dimension="x" chart:name="primary-x" chart:style-name="ch6" chartooo:axis-type="auto">
            <chartooo:date-scale/>
            <chart:title svg:x="7.085cm" svg:y="7.236cm" chart:style-name="ch7">
              <text:p>Wirtualne maszyny</text:p>
            </chart:title>
            <chart:categories table:cell-range-address="AngularJS.B1:AngularJS.Q1"/>
            <chart:grid chart:style-name="ch8" chart:class="major"/>
          </chart:axis>
          <chart:axis chart:dimension="y" chart:name="primary-y" chart:style-name="ch6">
            <chart:title svg:x="0.451cm" svg:y="4.959cm" chart:style-name="ch9">
              <text:p>FPS</text:p>
            </chart:title>
            <chart:grid chart:style-name="ch8" chart:class="major"/>
          </chart:axis>
          <chart:series chart:style-name="ch10" chart:values-cell-range-address="AngularJS.B2:AngularJS.Q2" chart:label-cell-address="AngularJS.A2:AngularJS.A2" chart:class="chart:line">
            <chart:data-point chart:repeated="16"/>
          </chart:series>
          <chart:series chart:style-name="ch11" chart:values-cell-range-address="AngularJS.B3:AngularJS.Q3" chart:label-cell-address="AngularJS.A3:AngularJS.A3" chart:class="chart:line">
            <chart:data-point chart:repeated="16"/>
          </chart:series>
          <chart:series chart:style-name="ch12" chart:values-cell-range-address="AngularJS.B12:AngularJS.Q12" chart:label-cell-address="AngularJS.A12:AngularJS.A1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AngularJS.B1:AngularJS.Q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AngularJS.A2:AngularJS.A2</svg:desc>
                </draw:g>
              </table:table-cell>
              <table:table-cell office:value-type="float" office:value="32.2518">
                <text:p>32.2518</text:p>
                <draw:g>
                  <svg:desc>AngularJS.B2:AngularJS.Q2</svg:desc>
                </draw:g>
              </table:table-cell>
              <table:table-cell office:value-type="float" office:value="23.1401">
                <text:p>23.1401</text:p>
              </table:table-cell>
              <table:table-cell office:value-type="float" office:value="28.3471">
                <text:p>28.3471</text:p>
              </table:table-cell>
              <table:table-cell office:value-type="float" office:value="21.7202">
                <text:p>21.7202</text:p>
              </table:table-cell>
              <table:table-cell office:value-type="float" office:value="21.879">
                <text:p>21.879</text:p>
              </table:table-cell>
              <table:table-cell office:value-type="float" office:value="15.8836">
                <text:p>15.8836</text:p>
              </table:table-cell>
              <table:table-cell office:value-type="float" office:value="12.8972">
                <text:p>12.8972</text:p>
              </table:table-cell>
              <table:table-cell office:value-type="float" office:value="12.9643">
                <text:p>12.9643</text:p>
              </table:table-cell>
              <table:table-cell office:value-type="float" office:value="13.9418">
                <text:p>13.9418</text:p>
              </table:table-cell>
              <table:table-cell office:value-type="float" office:value="12.2266">
                <text:p>12.2266</text:p>
              </table:table-cell>
              <table:table-cell office:value-type="float" office:value="11.5253">
                <text:p>11.5253</text:p>
              </table:table-cell>
              <table:table-cell office:value-type="float" office:value="10.7533">
                <text:p>10.7533</text:p>
              </table:table-cell>
              <table:table-cell office:value-type="float" office:value="11.1888">
                <text:p>11.1888</text:p>
              </table:table-cell>
              <table:table-cell office:value-type="float" office:value="10.1081">
                <text:p>10.1081</text:p>
              </table:table-cell>
              <table:table-cell office:value-type="float" office:value="10.726">
                <text:p>10.726</text:p>
              </table:table-cell>
              <table:table-cell office:value-type="float" office:value="8.8891">
                <text:p>8.8891</text:p>
              </table:table-cell>
            </table:table-row>
            <table:table-row>
              <table:table-cell office:value-type="string">
                <text:p>Średnia arytmetyczna</text:p>
                <draw:g>
                  <svg:desc>AngularJS.A3:AngularJS.A3</svg:desc>
                </draw:g>
              </table:table-cell>
              <table:table-cell office:value-type="float" office:value="60.5918">
                <text:p>60.5918</text:p>
                <draw:g>
                  <svg:desc>AngularJS.B3:AngularJS.Q3</svg:desc>
                </draw:g>
              </table:table-cell>
              <table:table-cell office:value-type="float" office:value="60.3262">
                <text:p>60.3262</text:p>
              </table:table-cell>
              <table:table-cell office:value-type="float" office:value="59.618">
                <text:p>59.618</text:p>
              </table:table-cell>
              <table:table-cell office:value-type="float" office:value="50.9316">
                <text:p>50.9316</text:p>
              </table:table-cell>
              <table:table-cell office:value-type="float" office:value="43.3836">
                <text:p>43.3836</text:p>
              </table:table-cell>
              <table:table-cell office:value-type="float" office:value="35.5747">
                <text:p>35.5747</text:p>
              </table:table-cell>
              <table:table-cell office:value-type="float" office:value="33.2678">
                <text:p>33.2678</text:p>
              </table:table-cell>
              <table:table-cell office:value-type="float" office:value="28.5164">
                <text:p>28.5164</text:p>
              </table:table-cell>
              <table:table-cell office:value-type="float" office:value="27.0781">
                <text:p>27.0781</text:p>
              </table:table-cell>
              <table:table-cell office:value-type="float" office:value="25.0763">
                <text:p>25.0763</text:p>
              </table:table-cell>
              <table:table-cell office:value-type="float" office:value="23.5018">
                <text:p>23.5018</text:p>
              </table:table-cell>
              <table:table-cell office:value-type="float" office:value="22.0219">
                <text:p>22.0219</text:p>
              </table:table-cell>
              <table:table-cell office:value-type="float" office:value="20.5411">
                <text:p>20.5411</text:p>
              </table:table-cell>
              <table:table-cell office:value-type="float" office:value="19.3482">
                <text:p>19.3482</text:p>
              </table:table-cell>
              <table:table-cell office:value-type="float" office:value="18.8703">
                <text:p>18.8703</text:p>
              </table:table-cell>
              <table:table-cell office:value-type="float" office:value="16.9955">
                <text:p>16.9955</text:p>
              </table:table-cell>
            </table:table-row>
            <table:table-row>
              <table:table-cell office:value-type="string">
                <text:p>Max</text:p>
                <draw:g>
                  <svg:desc>AngularJS.A12:AngularJS.A12</svg:desc>
                </draw:g>
              </table:table-cell>
              <table:table-cell office:value-type="float" office:value="112.5239">
                <text:p>112.5239</text:p>
                <draw:g>
                  <svg:desc>AngularJS.B12:AngularJS.Q12</svg:desc>
                </draw:g>
              </table:table-cell>
              <table:table-cell office:value-type="float" office:value="105.753">
                <text:p>105.753</text:p>
              </table:table-cell>
              <table:table-cell office:value-type="float" office:value="115.4468">
                <text:p>115.4468</text:p>
              </table:table-cell>
              <table:table-cell office:value-type="float" office:value="72.5479">
                <text:p>72.5479</text:p>
              </table:table-cell>
              <table:table-cell office:value-type="float" office:value="54.6717">
                <text:p>54.6717</text:p>
              </table:table-cell>
              <table:table-cell office:value-type="float" office:value="54.6001">
                <text:p>54.6001</text:p>
              </table:table-cell>
              <table:table-cell office:value-type="float" office:value="42.1959">
                <text:p>42.1959</text:p>
              </table:table-cell>
              <table:table-cell office:value-type="float" office:value="40.9417">
                <text:p>40.9417</text:p>
              </table:table-cell>
              <table:table-cell office:value-type="float" office:value="39.1527">
                <text:p>39.1527</text:p>
              </table:table-cell>
              <table:table-cell office:value-type="float" office:value="39.8533">
                <text:p>39.8533</text:p>
              </table:table-cell>
              <table:table-cell office:value-type="float" office:value="32.3572">
                <text:p>32.3572</text:p>
              </table:table-cell>
              <table:table-cell office:value-type="float" office:value="26.3463">
                <text:p>26.3463</text:p>
              </table:table-cell>
              <table:table-cell office:value-type="float" office:value="27.7523">
                <text:p>27.7523</text:p>
              </table:table-cell>
              <table:table-cell office:value-type="float" office:value="24.5676">
                <text:p>24.5676</text:p>
              </table:table-cell>
              <table:table-cell office:value-type="float" office:value="23.5266">
                <text:p>23.5266</text:p>
              </table:table-cell>
              <table:table-cell office:value-type="float" office:value="19.7246">
                <text:p>19.7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63cm" svg:y="0.316cm" chart:style-name="ch2">
          <text:p>Angular</text:p>
        </chart:title>
        <chart:subtitle svg:x="7.546cm" svg:y="1.275cm" chart:style-name="ch3">
          <text:p>FPS</text:p>
        </chart:subtitle>
        <chart:legend chart:legend-position="bottom" svg:x="4.01cm" svg:y="8.217cm" style:legend-expansion="wide" chart:style-name="ch4"/>
        <chart:plot-area chart:style-name="ch5" table:cell-range-address="Angular.A1:Angular.Q3 Angular.A12:Angular.Q12" chart:data-source-has-labels="both" svg:x="1.331cm" svg:y="2.138cm" svg:width="14.349cm" svg:height="4.918cm">
          <chartooo:coordinate-region svg:x="1.952cm" svg:y="2.337cm" svg:width="13.262cm" svg:height="4.072cm"/>
          <chart:axis chart:dimension="x" chart:name="primary-x" chart:style-name="ch6" chartooo:axis-type="auto">
            <chartooo:date-scale/>
            <chart:title svg:x="7.085cm" svg:y="7.236cm" chart:style-name="ch7">
              <text:p>Wirtualne maszyny</text:p>
            </chart:title>
            <chart:categories table:cell-range-address="Angular.B1:Angular.Q1"/>
            <chart:grid chart:style-name="ch8" chart:class="major"/>
          </chart:axis>
          <chart:axis chart:dimension="y" chart:name="primary-y" chart:style-name="ch6">
            <chart:title svg:x="0.451cm" svg:y="4.959cm" chart:style-name="ch9">
              <text:p>FPS</text:p>
            </chart:title>
            <chart:grid chart:style-name="ch8" chart:class="major"/>
          </chart:axis>
          <chart:series chart:style-name="ch10" chart:values-cell-range-address="Angular.B2:Angular.Q2" chart:label-cell-address="Angular.A2:Angular.A2" chart:class="chart:line">
            <chart:data-point chart:repeated="16"/>
          </chart:series>
          <chart:series chart:style-name="ch11" chart:values-cell-range-address="Angular.B3:Angular.Q3" chart:label-cell-address="Angular.A3:Angular.A3" chart:class="chart:line">
            <chart:data-point chart:repeated="16"/>
          </chart:series>
          <chart:series chart:style-name="ch12" chart:values-cell-range-address="Angular.B12:Angular.Q12" chart:label-cell-address="Angular.A12:Angular.A1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Angular.B1:Angular.Q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Angular.A2:Angular.A2</svg:desc>
                </draw:g>
              </table:table-cell>
              <table:table-cell office:value-type="float" office:value="35.823">
                <text:p>35.823</text:p>
                <draw:g>
                  <svg:desc>Angular.B2:Angular.Q2</svg:desc>
                </draw:g>
              </table:table-cell>
              <table:table-cell office:value-type="float" office:value="24.9327">
                <text:p>24.9327</text:p>
              </table:table-cell>
              <table:table-cell office:value-type="float" office:value="21.5494">
                <text:p>21.5494</text:p>
              </table:table-cell>
              <table:table-cell office:value-type="float" office:value="23.955">
                <text:p>23.955</text:p>
              </table:table-cell>
              <table:table-cell office:value-type="float" office:value="22.2802">
                <text:p>22.2802</text:p>
              </table:table-cell>
              <table:table-cell office:value-type="float" office:value="18.5598">
                <text:p>18.5598</text:p>
              </table:table-cell>
              <table:table-cell office:value-type="float" office:value="13.3774">
                <text:p>13.3774</text:p>
              </table:table-cell>
              <table:table-cell office:value-type="float" office:value="13.4416">
                <text:p>13.4416</text:p>
              </table:table-cell>
              <table:table-cell office:value-type="float" office:value="12.9958">
                <text:p>12.9958</text:p>
              </table:table-cell>
              <table:table-cell office:value-type="float" office:value="11.1988">
                <text:p>11.1988</text:p>
              </table:table-cell>
              <table:table-cell office:value-type="float" office:value="10.7087">
                <text:p>10.7087</text:p>
              </table:table-cell>
              <table:table-cell office:value-type="float" office:value="9.8829">
                <text:p>9.8829</text:p>
              </table:table-cell>
              <table:table-cell office:value-type="float" office:value="11.26">
                <text:p>11.26</text:p>
              </table:table-cell>
              <table:table-cell office:value-type="float" office:value="9.9182">
                <text:p>9.9182</text:p>
              </table:table-cell>
              <table:table-cell office:value-type="float" office:value="9.141">
                <text:p>9.141</text:p>
              </table:table-cell>
              <table:table-cell office:value-type="float" office:value="8.5746">
                <text:p>8.5746</text:p>
              </table:table-cell>
            </table:table-row>
            <table:table-row>
              <table:table-cell office:value-type="string">
                <text:p>Średnia arytmetyczna</text:p>
                <draw:g>
                  <svg:desc>Angular.A3:Angular.A3</svg:desc>
                </draw:g>
              </table:table-cell>
              <table:table-cell office:value-type="float" office:value="60.3994">
                <text:p>60.3994</text:p>
                <draw:g>
                  <svg:desc>Angular.B3:Angular.Q3</svg:desc>
                </draw:g>
              </table:table-cell>
              <table:table-cell office:value-type="float" office:value="60.0407">
                <text:p>60.0407</text:p>
              </table:table-cell>
              <table:table-cell office:value-type="float" office:value="59.6922">
                <text:p>59.6922</text:p>
              </table:table-cell>
              <table:table-cell office:value-type="float" office:value="50.6024">
                <text:p>50.6024</text:p>
              </table:table-cell>
              <table:table-cell office:value-type="float" office:value="43.6921">
                <text:p>43.6921</text:p>
              </table:table-cell>
              <table:table-cell office:value-type="float" office:value="35.9992">
                <text:p>35.9992</text:p>
              </table:table-cell>
              <table:table-cell office:value-type="float" office:value="31.33">
                <text:p>31.33</text:p>
              </table:table-cell>
              <table:table-cell office:value-type="float" office:value="29.1274">
                <text:p>29.1274</text:p>
              </table:table-cell>
              <table:table-cell office:value-type="float" office:value="26.9256">
                <text:p>26.9256</text:p>
              </table:table-cell>
              <table:table-cell office:value-type="float" office:value="24.1682">
                <text:p>24.1682</text:p>
              </table:table-cell>
              <table:table-cell office:value-type="float" office:value="23.0777">
                <text:p>23.0777</text:p>
              </table:table-cell>
              <table:table-cell office:value-type="float" office:value="21.3871">
                <text:p>21.3871</text:p>
              </table:table-cell>
              <table:table-cell office:value-type="float" office:value="19.984">
                <text:p>19.984</text:p>
              </table:table-cell>
              <table:table-cell office:value-type="float" office:value="18.4973">
                <text:p>18.4973</text:p>
              </table:table-cell>
              <table:table-cell office:value-type="float" office:value="18.2625">
                <text:p>18.2625</text:p>
              </table:table-cell>
              <table:table-cell office:value-type="float" office:value="16.6044">
                <text:p>16.6044</text:p>
              </table:table-cell>
            </table:table-row>
            <table:table-row>
              <table:table-cell office:value-type="string">
                <text:p>Max</text:p>
                <draw:g>
                  <svg:desc>Angular.A12:Angular.A12</svg:desc>
                </draw:g>
              </table:table-cell>
              <table:table-cell office:value-type="float" office:value="94.2329">
                <text:p>94.2329</text:p>
                <draw:g>
                  <svg:desc>Angular.B12:Angular.Q12</svg:desc>
                </draw:g>
              </table:table-cell>
              <table:table-cell office:value-type="float" office:value="94.4287">
                <text:p>94.4287</text:p>
              </table:table-cell>
              <table:table-cell office:value-type="float" office:value="84.3313">
                <text:p>84.3313</text:p>
              </table:table-cell>
              <table:table-cell office:value-type="float" office:value="79.1077">
                <text:p>79.1077</text:p>
              </table:table-cell>
              <table:table-cell office:value-type="float" office:value="76.6812">
                <text:p>76.6812</text:p>
              </table:table-cell>
              <table:table-cell office:value-type="float" office:value="61.0426">
                <text:p>61.0426</text:p>
              </table:table-cell>
              <table:table-cell office:value-type="float" office:value="43.1444">
                <text:p>43.1444</text:p>
              </table:table-cell>
              <table:table-cell office:value-type="float" office:value="34.6176">
                <text:p>34.6176</text:p>
              </table:table-cell>
              <table:table-cell office:value-type="float" office:value="34.1052">
                <text:p>34.1052</text:p>
              </table:table-cell>
              <table:table-cell office:value-type="float" office:value="29.3315">
                <text:p>29.3315</text:p>
              </table:table-cell>
              <table:table-cell office:value-type="float" office:value="33.5852">
                <text:p>33.5852</text:p>
              </table:table-cell>
              <table:table-cell office:value-type="float" office:value="28.845">
                <text:p>28.845</text:p>
              </table:table-cell>
              <table:table-cell office:value-type="float" office:value="23.3738">
                <text:p>23.3738</text:p>
              </table:table-cell>
              <table:table-cell office:value-type="float" office:value="22.6347">
                <text:p>22.6347</text:p>
              </table:table-cell>
              <table:table-cell office:value-type="float" office:value="23.5555">
                <text:p>23.5555</text:p>
              </table:table-cell>
              <table:table-cell office:value-type="float" office:value="20.4011">
                <text:p>20.4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7cm" svg:y="0.316cm" chart:style-name="ch2">
          <text:p>mithril.js</text:p>
        </chart:title>
        <chart:subtitle svg:x="7.546cm" svg:y="1.275cm" chart:style-name="ch3">
          <text:p>FPS</text:p>
        </chart:subtitle>
        <chart:legend chart:legend-position="bottom" svg:x="4.01cm" svg:y="8.217cm" style:legend-expansion="wide" chart:style-name="ch4"/>
        <chart:plot-area chart:style-name="ch5" table:cell-range-address="'mithril.js'.A1:'mithril.js'.Q3 'mithril.js'.A12:'mithril.js'.Q12" chart:data-source-has-labels="both" svg:x="1.331cm" svg:y="2.138cm" svg:width="14.349cm" svg:height="4.918cm">
          <chartooo:coordinate-region svg:x="1.952cm" svg:y="2.337cm" svg:width="13.262cm" svg:height="4.072cm"/>
          <chart:axis chart:dimension="x" chart:name="primary-x" chart:style-name="ch6" chartooo:axis-type="auto">
            <chartooo:date-scale/>
            <chart:title svg:x="7.085cm" svg:y="7.236cm" chart:style-name="ch7">
              <text:p>Wirtualne maszyny</text:p>
            </chart:title>
            <chart:categories table:cell-range-address="'mithril.js'.B1:'mithril.js'.Q1"/>
            <chart:grid chart:style-name="ch8" chart:class="major"/>
          </chart:axis>
          <chart:axis chart:dimension="y" chart:name="primary-y" chart:style-name="ch6">
            <chart:title svg:x="0.451cm" svg:y="4.959cm" chart:style-name="ch9">
              <text:p>FPS</text:p>
            </chart:title>
            <chart:grid chart:style-name="ch8" chart:class="major"/>
          </chart:axis>
          <chart:series chart:style-name="ch10" chart:values-cell-range-address="'mithril.js'.B2:'mithril.js'.Q2" chart:label-cell-address="'mithril.js'.A2:'mithril.js'.A2" chart:class="chart:line">
            <chart:data-point chart:repeated="16"/>
          </chart:series>
          <chart:series chart:style-name="ch11" chart:values-cell-range-address="'mithril.js'.B3:'mithril.js'.Q3" chart:label-cell-address="'mithril.js'.A3:'mithril.js'.A3" chart:class="chart:line">
            <chart:data-point chart:repeated="16"/>
          </chart:series>
          <chart:series chart:style-name="ch12" chart:values-cell-range-address="'mithril.js'.B12:'mithril.js'.Q12" chart:label-cell-address="'mithril.js'.A12:'mithril.js'.A1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'mithril.js'.B1:'mithril.js'.Q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'mithril.js'.A2:'mithril.js'.A2</svg:desc>
                </draw:g>
              </table:table-cell>
              <table:table-cell office:value-type="float" office:value="26.0159">
                <text:p>26.0159</text:p>
                <draw:g>
                  <svg:desc>'mithril.js'.B2:'mithril.js'.Q2</svg:desc>
                </draw:g>
              </table:table-cell>
              <table:table-cell office:value-type="float" office:value="20.4052">
                <text:p>20.4052</text:p>
              </table:table-cell>
              <table:table-cell office:value-type="float" office:value="22.9458">
                <text:p>22.9458</text:p>
              </table:table-cell>
              <table:table-cell office:value-type="float" office:value="23.1086">
                <text:p>23.1086</text:p>
              </table:table-cell>
              <table:table-cell office:value-type="float" office:value="24.0877">
                <text:p>24.0877</text:p>
              </table:table-cell>
              <table:table-cell office:value-type="float" office:value="15.6703">
                <text:p>15.6703</text:p>
              </table:table-cell>
              <table:table-cell office:value-type="float" office:value="16.9598">
                <text:p>16.9598</text:p>
              </table:table-cell>
              <table:table-cell office:value-type="float" office:value="15.9637">
                <text:p>15.9637</text:p>
              </table:table-cell>
              <table:table-cell office:value-type="float" office:value="13.9249">
                <text:p>13.9249</text:p>
              </table:table-cell>
              <table:table-cell office:value-type="float" office:value="13.6493">
                <text:p>13.6493</text:p>
              </table:table-cell>
              <table:table-cell office:value-type="float" office:value="10.6918">
                <text:p>10.6918</text:p>
              </table:table-cell>
              <table:table-cell office:value-type="float" office:value="8.8657">
                <text:p>8.8657</text:p>
              </table:table-cell>
              <table:table-cell office:value-type="float" office:value="10.8206">
                <text:p>10.8206</text:p>
              </table:table-cell>
              <table:table-cell office:value-type="float" office:value="10.8158">
                <text:p>10.8158</text:p>
              </table:table-cell>
              <table:table-cell office:value-type="float" office:value="9.7294">
                <text:p>9.7294</text:p>
              </table:table-cell>
              <table:table-cell office:value-type="float" office:value="9.5181">
                <text:p>9.5181</text:p>
              </table:table-cell>
            </table:table-row>
            <table:table-row>
              <table:table-cell office:value-type="string">
                <text:p>Średnia arytmetyczna</text:p>
                <draw:g>
                  <svg:desc>'mithril.js'.A3:'mithril.js'.A3</svg:desc>
                </draw:g>
              </table:table-cell>
              <table:table-cell office:value-type="float" office:value="60.7794">
                <text:p>60.7794</text:p>
                <draw:g>
                  <svg:desc>'mithril.js'.B3:'mithril.js'.Q3</svg:desc>
                </draw:g>
              </table:table-cell>
              <table:table-cell office:value-type="float" office:value="59.9438">
                <text:p>59.9438</text:p>
              </table:table-cell>
              <table:table-cell office:value-type="float" office:value="58.6511">
                <text:p>58.6511</text:p>
              </table:table-cell>
              <table:table-cell office:value-type="float" office:value="53.8146">
                <text:p>53.8146</text:p>
              </table:table-cell>
              <table:table-cell office:value-type="float" office:value="45.774">
                <text:p>45.774</text:p>
              </table:table-cell>
              <table:table-cell office:value-type="float" office:value="38.511">
                <text:p>38.511</text:p>
              </table:table-cell>
              <table:table-cell office:value-type="float" office:value="33.6535">
                <text:p>33.6535</text:p>
              </table:table-cell>
              <table:table-cell office:value-type="float" office:value="30.2822">
                <text:p>30.2822</text:p>
              </table:table-cell>
              <table:table-cell office:value-type="float" office:value="29.0721">
                <text:p>29.0721</text:p>
              </table:table-cell>
              <table:table-cell office:value-type="float" office:value="25.945">
                <text:p>25.945</text:p>
              </table:table-cell>
              <table:table-cell office:value-type="float" office:value="25.1155">
                <text:p>25.1155</text:p>
              </table:table-cell>
              <table:table-cell office:value-type="float" office:value="23.151">
                <text:p>23.151</text:p>
              </table:table-cell>
              <table:table-cell office:value-type="float" office:value="21.8012">
                <text:p>21.8012</text:p>
              </table:table-cell>
              <table:table-cell office:value-type="float" office:value="20.4229">
                <text:p>20.4229</text:p>
              </table:table-cell>
              <table:table-cell office:value-type="float" office:value="19.9175">
                <text:p>19.9175</text:p>
              </table:table-cell>
              <table:table-cell office:value-type="float" office:value="17.7767">
                <text:p>17.7767</text:p>
              </table:table-cell>
            </table:table-row>
            <table:table-row>
              <table:table-cell office:value-type="string">
                <text:p>Max</text:p>
                <draw:g>
                  <svg:desc>'mithril.js'.A12:'mithril.js'.A12</svg:desc>
                </draw:g>
              </table:table-cell>
              <table:table-cell office:value-type="float" office:value="103.1885">
                <text:p>103.1885</text:p>
                <draw:g>
                  <svg:desc>'mithril.js'.B12:'mithril.js'.Q12</svg:desc>
                </draw:g>
              </table:table-cell>
              <table:table-cell office:value-type="float" office:value="91.2909">
                <text:p>91.2909</text:p>
              </table:table-cell>
              <table:table-cell office:value-type="float" office:value="76.5814">
                <text:p>76.5814</text:p>
              </table:table-cell>
              <table:table-cell office:value-type="float" office:value="121.8324">
                <text:p>121.8324</text:p>
              </table:table-cell>
              <table:table-cell office:value-type="float" office:value="83.5561">
                <text:p>83.5561</text:p>
              </table:table-cell>
              <table:table-cell office:value-type="float" office:value="65.8458">
                <text:p>65.8458</text:p>
              </table:table-cell>
              <table:table-cell office:value-type="float" office:value="54.0073">
                <text:p>54.0073</text:p>
              </table:table-cell>
              <table:table-cell office:value-type="float" office:value="49.2756">
                <text:p>49.2756</text:p>
              </table:table-cell>
              <table:table-cell office:value-type="float" office:value="156.789">
                <text:p>156.789</text:p>
              </table:table-cell>
              <table:table-cell office:value-type="float" office:value="32.5563">
                <text:p>32.5563</text:p>
              </table:table-cell>
              <table:table-cell office:value-type="float" office:value="150.4664">
                <text:p>150.4664</text:p>
              </table:table-cell>
              <table:table-cell office:value-type="float" office:value="29.6033">
                <text:p>29.6033</text:p>
              </table:table-cell>
              <table:table-cell office:value-type="float" office:value="29.9267">
                <text:p>29.9267</text:p>
              </table:table-cell>
              <table:table-cell office:value-type="float" office:value="26.8897">
                <text:p>26.8897</text:p>
              </table:table-cell>
              <table:table-cell office:value-type="float" office:value="26.4208">
                <text:p>26.4208</text:p>
              </table:table-cell>
              <table:table-cell office:value-type="float" office:value="21.588">
                <text:p>21.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35cm" svg:y="0.316cm" chart:style-name="ch2">
          <text:p>React</text:p>
        </chart:title>
        <chart:subtitle svg:x="7.546cm" svg:y="1.275cm" chart:style-name="ch3">
          <text:p>FPS</text:p>
        </chart:subtitle>
        <chart:legend chart:legend-position="bottom" svg:x="4.01cm" svg:y="8.217cm" style:legend-expansion="wide" chart:style-name="ch4"/>
        <chart:plot-area chart:style-name="ch5" table:cell-range-address="React.A1:React.Q3 React.A12:React.Q12" chart:data-source-has-labels="both" svg:x="1.331cm" svg:y="2.138cm" svg:width="14.349cm" svg:height="4.918cm">
          <chartooo:coordinate-region svg:x="1.952cm" svg:y="2.337cm" svg:width="13.262cm" svg:height="4.072cm"/>
          <chart:axis chart:dimension="x" chart:name="primary-x" chart:style-name="ch6" chartooo:axis-type="auto">
            <chartooo:date-scale/>
            <chart:title svg:x="7.085cm" svg:y="7.236cm" chart:style-name="ch7">
              <text:p>Wirtualne maszyny</text:p>
            </chart:title>
            <chart:categories table:cell-range-address="React.B1:React.Q1"/>
            <chart:grid chart:style-name="ch8" chart:class="major"/>
          </chart:axis>
          <chart:axis chart:dimension="y" chart:name="primary-y" chart:style-name="ch6">
            <chart:title svg:x="0.451cm" svg:y="4.959cm" chart:style-name="ch9">
              <text:p>FPS</text:p>
            </chart:title>
            <chart:grid chart:style-name="ch8" chart:class="major"/>
          </chart:axis>
          <chart:series chart:style-name="ch10" chart:values-cell-range-address="React.B2:React.Q2" chart:label-cell-address="React.A2:React.A2" chart:class="chart:line">
            <chart:data-point chart:repeated="16"/>
          </chart:series>
          <chart:series chart:style-name="ch11" chart:values-cell-range-address="React.B3:React.Q3" chart:label-cell-address="React.A3:React.A3" chart:class="chart:line">
            <chart:data-point chart:repeated="16"/>
          </chart:series>
          <chart:series chart:style-name="ch12" chart:values-cell-range-address="React.B12:React.Q12" chart:label-cell-address="React.A12:React.A1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React.B1:React.Q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React.A2:React.A2</svg:desc>
                </draw:g>
              </table:table-cell>
              <table:table-cell office:value-type="float" office:value="28.9519">
                <text:p>28.9519</text:p>
                <draw:g>
                  <svg:desc>React.B2:React.Q2</svg:desc>
                </draw:g>
              </table:table-cell>
              <table:table-cell office:value-type="float" office:value="23.3847">
                <text:p>23.3847</text:p>
              </table:table-cell>
              <table:table-cell office:value-type="float" office:value="22.097">
                <text:p>22.097</text:p>
              </table:table-cell>
              <table:table-cell office:value-type="float" office:value="20.7822">
                <text:p>20.7822</text:p>
              </table:table-cell>
              <table:table-cell office:value-type="float" office:value="6.2832">
                <text:p>6.2832</text:p>
              </table:table-cell>
              <table:table-cell office:value-type="float" office:value="13.5669">
                <text:p>13.5669</text:p>
              </table:table-cell>
              <table:table-cell office:value-type="float" office:value="10.5009">
                <text:p>10.5009</text:p>
              </table:table-cell>
              <table:table-cell office:value-type="float" office:value="9.8623">
                <text:p>9.8623</text:p>
              </table:table-cell>
              <table:table-cell office:value-type="float" office:value="8.7033">
                <text:p>8.7033</text:p>
              </table:table-cell>
              <table:table-cell office:value-type="float" office:value="7.8844">
                <text:p>7.8844</text:p>
              </table:table-cell>
              <table:table-cell office:value-type="float" office:value="6.4566">
                <text:p>6.4566</text:p>
              </table:table-cell>
              <table:table-cell office:value-type="float" office:value="6.6217">
                <text:p>6.6217</text:p>
              </table:table-cell>
              <table:table-cell office:value-type="float" office:value="5.7962">
                <text:p>5.7962</text:p>
              </table:table-cell>
              <table:table-cell office:value-type="float" office:value="4.6042">
                <text:p>4.6042</text:p>
              </table:table-cell>
              <table:table-cell office:value-type="float" office:value="4.4336">
                <text:p>4.4336</text:p>
              </table:table-cell>
              <table:table-cell office:value-type="float" office:value="4.2413">
                <text:p>4.2413</text:p>
              </table:table-cell>
            </table:table-row>
            <table:table-row>
              <table:table-cell office:value-type="string">
                <text:p>Średnia arytmetyczna</text:p>
                <draw:g>
                  <svg:desc>React.A3:React.A3</svg:desc>
                </draw:g>
              </table:table-cell>
              <table:table-cell office:value-type="float" office:value="62.9361">
                <text:p>62.9361</text:p>
                <draw:g>
                  <svg:desc>React.B3:React.Q3</svg:desc>
                </draw:g>
              </table:table-cell>
              <table:table-cell office:value-type="float" office:value="55.391">
                <text:p>55.391</text:p>
              </table:table-cell>
              <table:table-cell office:value-type="float" office:value="37.8894">
                <text:p>37.8894</text:p>
              </table:table-cell>
              <table:table-cell office:value-type="float" office:value="31.8319">
                <text:p>31.8319</text:p>
              </table:table-cell>
              <table:table-cell office:value-type="float" office:value="25.2395">
                <text:p>25.2395</text:p>
              </table:table-cell>
              <table:table-cell office:value-type="float" office:value="21.3654">
                <text:p>21.3654</text:p>
              </table:table-cell>
              <table:table-cell office:value-type="float" office:value="18.5916">
                <text:p>18.5916</text:p>
              </table:table-cell>
              <table:table-cell office:value-type="float" office:value="16.6169">
                <text:p>16.6169</text:p>
              </table:table-cell>
              <table:table-cell office:value-type="float" office:value="14.9217">
                <text:p>14.9217</text:p>
              </table:table-cell>
              <table:table-cell office:value-type="float" office:value="13.4915">
                <text:p>13.4915</text:p>
              </table:table-cell>
              <table:table-cell office:value-type="float" office:value="12.3384">
                <text:p>12.3384</text:p>
              </table:table-cell>
              <table:table-cell office:value-type="float" office:value="11.5802">
                <text:p>11.5802</text:p>
              </table:table-cell>
              <table:table-cell office:value-type="float" office:value="10.4157">
                <text:p>10.4157</text:p>
              </table:table-cell>
              <table:table-cell office:value-type="float" office:value="9.7899">
                <text:p>9.7899</text:p>
              </table:table-cell>
              <table:table-cell office:value-type="float" office:value="9.328">
                <text:p>9.328</text:p>
              </table:table-cell>
              <table:table-cell office:value-type="float" office:value="8.5567">
                <text:p>8.5567</text:p>
              </table:table-cell>
            </table:table-row>
            <table:table-row>
              <table:table-cell office:value-type="string">
                <text:p>Max</text:p>
                <draw:g>
                  <svg:desc>React.A12:React.A12</svg:desc>
                </draw:g>
              </table:table-cell>
              <table:table-cell office:value-type="float" office:value="113.688">
                <text:p>113.688</text:p>
                <draw:g>
                  <svg:desc>React.B12:React.Q12</svg:desc>
                </draw:g>
              </table:table-cell>
              <table:table-cell office:value-type="float" office:value="131.5616">
                <text:p>131.5616</text:p>
              </table:table-cell>
              <table:table-cell office:value-type="float" office:value="84.1538">
                <text:p>84.1538</text:p>
              </table:table-cell>
              <table:table-cell office:value-type="float" office:value="57.8905">
                <text:p>57.8905</text:p>
              </table:table-cell>
              <table:table-cell office:value-type="float" office:value="47.4338">
                <text:p>47.4338</text:p>
              </table:table-cell>
              <table:table-cell office:value-type="float" office:value="30.1368">
                <text:p>30.1368</text:p>
              </table:table-cell>
              <table:table-cell office:value-type="float" office:value="20.9503">
                <text:p>20.9503</text:p>
              </table:table-cell>
              <table:table-cell office:value-type="float" office:value="19.1942">
                <text:p>19.1942</text:p>
              </table:table-cell>
              <table:table-cell office:value-type="float" office:value="17.4883">
                <text:p>17.4883</text:p>
              </table:table-cell>
              <table:table-cell office:value-type="float" office:value="96.3948">
                <text:p>96.3948</text:p>
              </table:table-cell>
              <table:table-cell office:value-type="float" office:value="14.4563">
                <text:p>14.4563</text:p>
              </table:table-cell>
              <table:table-cell office:value-type="float" office:value="154.7988">
                <text:p>154.7988</text:p>
              </table:table-cell>
              <table:table-cell office:value-type="float" office:value="12.0764">
                <text:p>12.0764</text:p>
              </table:table-cell>
              <table:table-cell office:value-type="float" office:value="11.3294">
                <text:p>11.3294</text:p>
              </table:table-cell>
              <table:table-cell office:value-type="float" office:value="123.9311">
                <text:p>123.9311</text:p>
              </table:table-cell>
              <table:table-cell office:value-type="float" office:value="10.5532">
                <text:p>10.55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Vue.js</text:p>
        </chart:title>
        <chart:subtitle svg:x="7.546cm" svg:y="1.275cm" chart:style-name="ch3">
          <text:p>FPS</text:p>
        </chart:subtitle>
        <chart:legend chart:legend-position="bottom" svg:x="4.01cm" svg:y="8.217cm" style:legend-expansion="wide" chart:style-name="ch4"/>
        <chart:plot-area chart:style-name="ch5" table:cell-range-address="'Vue.js'.A1:'Vue.js'.Q3 'Vue.js'.A12:'Vue.js'.Q12" chart:data-source-has-labels="both" svg:x="1.331cm" svg:y="2.138cm" svg:width="14.349cm" svg:height="4.918cm">
          <chartooo:coordinate-region svg:x="1.952cm" svg:y="2.337cm" svg:width="13.262cm" svg:height="4.072cm"/>
          <chart:axis chart:dimension="x" chart:name="primary-x" chart:style-name="ch6" chartooo:axis-type="auto">
            <chartooo:date-scale/>
            <chart:title svg:x="7.085cm" svg:y="7.236cm" chart:style-name="ch7">
              <text:p>Wirtualne maszyny</text:p>
            </chart:title>
            <chart:categories table:cell-range-address="'Vue.js'.B1:'Vue.js'.Q1"/>
            <chart:grid chart:style-name="ch8" chart:class="major"/>
          </chart:axis>
          <chart:axis chart:dimension="y" chart:name="primary-y" chart:style-name="ch6">
            <chart:title svg:x="0.451cm" svg:y="4.959cm" chart:style-name="ch9">
              <text:p>FPS</text:p>
            </chart:title>
            <chart:grid chart:style-name="ch8" chart:class="major"/>
          </chart:axis>
          <chart:series chart:style-name="ch10" chart:values-cell-range-address="'Vue.js'.B2:'Vue.js'.Q2" chart:label-cell-address="'Vue.js'.A2:'Vue.js'.A2" chart:class="chart:line">
            <chart:data-point chart:repeated="16"/>
          </chart:series>
          <chart:series chart:style-name="ch11" chart:values-cell-range-address="'Vue.js'.B3:'Vue.js'.Q3" chart:label-cell-address="'Vue.js'.A3:'Vue.js'.A3" chart:class="chart:line">
            <chart:data-point chart:repeated="16"/>
          </chart:series>
          <chart:series chart:style-name="ch12" chart:values-cell-range-address="'Vue.js'.B12:'Vue.js'.Q12" chart:label-cell-address="'Vue.js'.A12:'Vue.js'.A1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'Vue.js'.B1:'Vue.js'.Q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6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'Vue.js'.A2:'Vue.js'.A2</svg:desc>
                </draw:g>
              </table:table-cell>
              <table:table-cell office:value-type="float" office:value="24.3694">
                <text:p>24.3694</text:p>
                <draw:g>
                  <svg:desc>'Vue.js'.B2:'Vue.js'.Q2</svg:desc>
                </draw:g>
              </table:table-cell>
              <table:table-cell office:value-type="float" office:value="24.2813">
                <text:p>24.2813</text:p>
              </table:table-cell>
              <table:table-cell office:value-type="float" office:value="26.7766">
                <text:p>26.7766</text:p>
              </table:table-cell>
              <table:table-cell office:value-type="float" office:value="19.1902">
                <text:p>19.1902</text:p>
              </table:table-cell>
              <table:table-cell office:value-type="float" office:value="21.5829">
                <text:p>21.5829</text:p>
              </table:table-cell>
              <table:table-cell office:value-type="float" office:value="2.4832">
                <text:p>2.4832</text:p>
              </table:table-cell>
              <table:table-cell office:value-type="float" office:value="17.196">
                <text:p>17.196</text:p>
              </table:table-cell>
              <table:table-cell office:value-type="float" office:value="13.5338">
                <text:p>13.5338</text:p>
              </table:table-cell>
              <table:table-cell office:value-type="float" office:value="12.4321">
                <text:p>12.4321</text:p>
              </table:table-cell>
              <table:table-cell office:value-type="float" office:value="11.0894">
                <text:p>11.0894</text:p>
              </table:table-cell>
              <table:table-cell office:value-type="float" office:value="11.0553">
                <text:p>11.0553</text:p>
              </table:table-cell>
              <table:table-cell office:value-type="float" office:value="9.3312">
                <text:p>9.3312</text:p>
              </table:table-cell>
              <table:table-cell office:value-type="float" office:value="9.1819">
                <text:p>9.1819</text:p>
              </table:table-cell>
              <table:table-cell office:value-type="float" office:value="9.6745">
                <text:p>9.6745</text:p>
              </table:table-cell>
              <table:table-cell office:value-type="float" office:value="8.7072">
                <text:p>8.7072</text:p>
              </table:table-cell>
              <table:table-cell office:value-type="float" office:value="7.5943">
                <text:p>7.5943</text:p>
              </table:table-cell>
            </table:table-row>
            <table:table-row>
              <table:table-cell office:value-type="string">
                <text:p>Średnia arytmetyczna</text:p>
                <draw:g>
                  <svg:desc>'Vue.js'.A3:'Vue.js'.A3</svg:desc>
                </draw:g>
              </table:table-cell>
              <table:table-cell office:value-type="float" office:value="60.4745">
                <text:p>60.4745</text:p>
                <draw:g>
                  <svg:desc>'Vue.js'.B3:'Vue.js'.Q3</svg:desc>
                </draw:g>
              </table:table-cell>
              <table:table-cell office:value-type="float" office:value="60.0086">
                <text:p>60.0086</text:p>
              </table:table-cell>
              <table:table-cell office:value-type="float" office:value="59.5959">
                <text:p>59.5959</text:p>
              </table:table-cell>
              <table:table-cell office:value-type="float" office:value="48.9094">
                <text:p>48.9094</text:p>
              </table:table-cell>
              <table:table-cell office:value-type="float" office:value="39.7192">
                <text:p>39.7192</text:p>
              </table:table-cell>
              <table:table-cell office:value-type="float" office:value="34.9015">
                <text:p>34.9015</text:p>
              </table:table-cell>
              <table:table-cell office:value-type="float" office:value="30.8042">
                <text:p>30.8042</text:p>
              </table:table-cell>
              <table:table-cell office:value-type="float" office:value="27.1781">
                <text:p>27.1781</text:p>
              </table:table-cell>
              <table:table-cell office:value-type="float" office:value="24.6659">
                <text:p>24.6659</text:p>
              </table:table-cell>
              <table:table-cell office:value-type="float" office:value="23.6055">
                <text:p>23.6055</text:p>
              </table:table-cell>
              <table:table-cell office:value-type="float" office:value="21.2693">
                <text:p>21.2693</text:p>
              </table:table-cell>
              <table:table-cell office:value-type="float" office:value="20.5708">
                <text:p>20.5708</text:p>
              </table:table-cell>
              <table:table-cell office:value-type="float" office:value="18.9126">
                <text:p>18.9126</text:p>
              </table:table-cell>
              <table:table-cell office:value-type="float" office:value="17.4626">
                <text:p>17.4626</text:p>
              </table:table-cell>
              <table:table-cell office:value-type="float" office:value="16.8787">
                <text:p>16.8787</text:p>
              </table:table-cell>
              <table:table-cell office:value-type="float" office:value="15.7355">
                <text:p>15.7355</text:p>
              </table:table-cell>
            </table:table-row>
            <table:table-row>
              <table:table-cell office:value-type="string">
                <text:p>Max</text:p>
                <draw:g>
                  <svg:desc>'Vue.js'.A12:'Vue.js'.A12</svg:desc>
                </draw:g>
              </table:table-cell>
              <table:table-cell office:value-type="float" office:value="98.7069">
                <text:p>98.7069</text:p>
                <draw:g>
                  <svg:desc>'Vue.js'.B12:'Vue.js'.Q12</svg:desc>
                </draw:g>
              </table:table-cell>
              <table:table-cell office:value-type="float" office:value="101.6777">
                <text:p>101.6777</text:p>
              </table:table-cell>
              <table:table-cell office:value-type="float" office:value="77.688">
                <text:p>77.688</text:p>
              </table:table-cell>
              <table:table-cell office:value-type="float" office:value="81.3273">
                <text:p>81.3273</text:p>
              </table:table-cell>
              <table:table-cell office:value-type="float" office:value="56.8893">
                <text:p>56.8893</text:p>
              </table:table-cell>
              <table:table-cell office:value-type="float" office:value="56.5259">
                <text:p>56.5259</text:p>
              </table:table-cell>
              <table:table-cell office:value-type="float" office:value="39.2866">
                <text:p>39.2866</text:p>
              </table:table-cell>
              <table:table-cell office:value-type="float" office:value="33.8868">
                <text:p>33.8868</text:p>
              </table:table-cell>
              <table:table-cell office:value-type="float" office:value="36.6865">
                <text:p>36.6865</text:p>
              </table:table-cell>
              <table:table-cell office:value-type="float" office:value="28.9084">
                <text:p>28.9084</text:p>
              </table:table-cell>
              <table:table-cell office:value-type="float" office:value="26.5048">
                <text:p>26.5048</text:p>
              </table:table-cell>
              <table:table-cell office:value-type="float" office:value="28.8085">
                <text:p>28.8085</text:p>
              </table:table-cell>
              <table:table-cell office:value-type="float" office:value="27.5475">
                <text:p>27.5475</text:p>
              </table:table-cell>
              <table:table-cell office:value-type="float" office:value="21.9135">
                <text:p>21.9135</text:p>
              </table:table-cell>
              <table:table-cell office:value-type="float" office:value="22.2573">
                <text:p>22.2573</text:p>
              </table:table-cell>
              <table:table-cell office:value-type="float" office:value="20.5132">
                <text:p>20.51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